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13e8cf"/>
    </style:style>
    <style:style style:name="P3" style:family="paragraph" style:parent-style-name="Standard">
      <style:paragraph-properties fo:margin-top="0in" fo:margin-bottom="0.1965in" loext:contextual-spacing="false" fo:line-height="100%"/>
      <style:text-properties officeooo:paragraph-rsid="0015a22e"/>
    </style:style>
    <style:style style:name="P4" style:family="paragraph" style:parent-style-name="Standard">
      <style:paragraph-properties fo:margin-top="0in" fo:margin-bottom="0.1965in" loext:contextual-spacing="false" fo:line-height="100%"/>
      <style:text-properties style:font-name="Liberation Serif" fo:font-size="12pt" fo:font-weight="normal" officeooo:paragraph-rsid="0015a22e" style:font-name-asian="Noto Sans Mono CJK SC" style:font-size-asian="12pt" style:font-weight-asian="normal" style:font-name-complex="Liberation Mono" style:font-size-complex="12pt" style:font-weight-complex="normal"/>
    </style:style>
    <style:style style:name="T1" style:family="text">
      <style:text-properties officeooo:rsid="0013e8cf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15a22e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bold" officeooo:rsid="0015a22e" style:font-size-asian="12pt" style:font-weight-asian="bold" style:font-size-complex="12pt" style:font-weight-complex="bold"/>
    </style:style>
    <style:style style:name="T14" style:family="text">
      <style:text-properties style:font-name="Liberation Serif" officeooo:rsid="0015a22e"/>
    </style:style>
    <style:style style:name="T15" style:family="text">
      <style:text-properties officeooo:rsid="0015a2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12">root@donie-ThinkPad-T430:</text:span></text:span><text:span text:style-name="Source_20_Text"><text:span text:style-name="T9">~# psql -h localhost -U postgres -W</text:span></text:span></text:p>
      <text:p text:style-name="P3"><text:span text:style-name="Source_20_Text"><text:span text:style-name="T9">Password: “</text:span></text:span><text:span text:style-name="Source_20_Text"><text:span text:style-name="T10">umbara_77”</text:span></text:span></text:p>
      <text:p text:style-name="P3"><text:span text:style-name="Source_20_Text"><text:span text:style-name="T10">postgres=# CREATE USER hr WITH SUPERUSER LOGIN PASSWORD 'hr';</text:span></text:span></text:p>
      <text:p text:style-name="P4"><text:span text:style-name="Source_20_Text"><text:span text:style-name="T14">CREATE POLE</text:span></text:span></text:p>
      <text:p text:style-name="P3"><text:span text:style-name="Source_20_Text"><text:span text:style-name="T10">postgres=# CREATE DATABASE hr WITH OWNER hr;</text:span></text:span></text:p>
      <text:p text:style-name="P4"><text:span text:style-name="Source_20_Text"><text:span text:style-name="T15">CREATE DATABASE</text:span></text:span></text:p>
      <text:p text:style-name="P2">root@donie-ThinkPad-T430:~# psql -h localhost -d hr -U hr -W -f /home/donie/Downloads/psql-schema.sql <text:span text:style-name="T1">(untuk mengimport data database)</text:span></text:p>
      <text:p text:style-name="P1">root@donie-ThinkPad-T430:~# psql -h localhost -U hr -W</text:p>
      <text:p text:style-name="P1">Password: </text:p>
      <text:p text:style-name="P1">psql (12.11 (Ubuntu 12.11-0ubuntu0.20.04.1), server 11.15 (Ubuntu 11.15-2.pgdg20.04+1))</text:p>
      <text:p text:style-name="P1">Type "help" for help.</text:p>
      <text:p text:style-name="P1"/>
      <text:p text:style-name="P1">hr=# \d</text:p>
      <text:p text:style-name="P1"><text:s text:c="21"/>List of relations</text:p>
      <text:p text:style-name="P1"><text:s/>Schema | <text:s text:c="12"/>Name <text:s text:c="13"/>| <text:s text:c="2"/>Type <text:s text:c="2"/>| Owner </text:p>
      <text:p text:style-name="P1">--------+-------------------------------+----------+-------</text:p>
      <text:p text:style-name="P1"><text:s/>public | countries <text:s text:c="20"/>| table <text:s text:c="3"/>| hr</text:p>
      <text:p text:style-name="P1"><text:s/>public | departments <text:s text:c="18"/>| table <text:s text:c="3"/>| hr</text:p>
      <text:p text:style-name="P1"><text:s/>public | departments_department_id_seq | sequence | hr</text:p>
      <text:p text:style-name="P1"><text:s/>public | employees <text:s text:c="20"/>| table <text:s text:c="3"/>| hr</text:p>
      <text:p text:style-name="P1"><text:s/>public | employees_employee_id_seq <text:s text:c="4"/>| sequence | hr</text:p>
      <text:p text:style-name="P1"><text:s/>public | job_history <text:s text:c="18"/>| table <text:s text:c="3"/>| hr</text:p>
      <text:p text:style-name="P1"><text:s/>public | jobs <text:s text:c="25"/>| table <text:s text:c="3"/>| hr</text:p>
      <text:p text:style-name="P1"><text:s/>public | locations <text:s text:c="20"/>| table <text:s text:c="3"/>| hr</text:p>
      <text:p text:style-name="P1"><text:s/>public | locations_location_id_seq <text:s text:c="4"/>| sequence | hr</text:p>
      <text:p text:style-name="P1"><text:s/>public | regions <text:s text:c="22"/>| table <text:s text:c="3"/>| hr</text:p>
      <text:p text:style-name="P1"><text:s/>public | regions_region_id_seq <text:s text:c="8"/>| sequence | hr</text:p>
      <text:p text:style-name="P1">(11 rows)</text:p>
      <text:p text:style-name="P1"/>
      <text:p text:style-name="P1">hr=# \q</text:p>
      <text:p text:style-name="P1">root@donie-ThinkPad-T430:~# psql -h localhost -p 5432 -U hr -d hr</text:p>
      <text:p text:style-name="P1">Password for user hr: </text:p>
      <text:p text:style-name="P1">psql (12.11 (Ubuntu 12.11-0ubuntu0.20.04.1), server 11.15 (Ubuntu 11.15-2.pgdg20.04+1))</text:p>
      <text:p text:style-name="P1">Type "help" for help.</text:p>
      <text:p text:style-name="P1"/>
      <text:p text:style-name="P1">hr=# \q</text:p>
      <text:p text:style-name="P1">root@donie-ThinkPad-T430:~# psql -h localhost -U hr</text:p>
      <text:p text:style-name="P1">Password for user hr: </text:p>
      <text:p text:style-name="P1">psql (12.11 (Ubuntu 12.11-0ubuntu0.20.04.1), server 11.15 (Ubuntu 11.15-2.pgdg20.04+1))</text:p>
      <text:p text:style-name="P1">Type "help" for help.</text:p>
      <text:p text:style-name="P1"/>
      <text:p text:style-name="P1">hr=# \q</text:p>
      <text:p text:style-name="P1">root@donie-ThinkPad-T430:~# psql -h localhost -p 5432 -U hr</text:p>
      <text:p text:style-name="P1">Password for user hr: </text:p>
      <text:p text:style-name="P1">psql (12.11 (Ubuntu 12.11-0ubuntu0.20.04.1), server 11.15 (Ubuntu 11.15-2.pgdg20.04+1))</text:p>
      <text:p text:style-name="P1"><text:soft-page-break/>Type "help" for help.</text:p>
      <text:p text:style-name="P1"/>
      <text:p text:style-name="P1">hr=# \q</text:p>
      <text:p text:style-name="P1">root@donie-ThinkPad-T430:~# psql -h localhost -p 5432 -U hr</text:p>
      <text:p text:style-name="P1">Password for user hr: </text:p>
      <text:p text:style-name="P1">psql (12.11 (Ubuntu 12.11-0ubuntu0.20.04.1), server 11.15 (Ubuntu 11.15-2.pgdg20.04+1))</text:p>
      <text:p text:style-name="P1">Type "help" for help.</text:p>
      <text:p text:style-name="P1"/>
      <text:p text:style-name="P1">hr=# \dA</text:p>
      <text:p text:style-name="P1">List of access methods</text:p>
      <text:p text:style-name="P1"><text:s text:c="2"/>Name <text:s/>| Type <text:s/></text:p>
      <text:p text:style-name="P1">--------+-------</text:p>
      <text:p text:style-name="P1"><text:s/>brin <text:s text:c="2"/>| Index</text:p>
      <text:p text:style-name="P1"><text:s/>btree <text:s/>| Index</text:p>
      <text:p text:style-name="P1"><text:s/>gin <text:s text:c="3"/>| Index</text:p>
      <text:p text:style-name="P1"><text:s/>gist <text:s text:c="2"/>| Index</text:p>
      <text:p text:style-name="P1"><text:s/>hash <text:s text:c="2"/>| Index</text:p>
      <text:p text:style-name="P1"><text:s/>spgist | Index</text:p>
      <text:p text:style-name="P1">(6 rows)</text:p>
      <text:p text:style-name="P1"/>
      <text:p text:style-name="P1">hr=# \d</text:p>
      <text:p text:style-name="P1"><text:s text:c="21"/>List of relations</text:p>
      <text:p text:style-name="P1"><text:s/>Schema | <text:s text:c="12"/>Name <text:s text:c="13"/>| <text:s text:c="2"/>Type <text:s text:c="2"/>| Owner </text:p>
      <text:p text:style-name="P1">--------+-------------------------------+----------+-------</text:p>
      <text:p text:style-name="P1"><text:s/>public | countries <text:s text:c="20"/>| table <text:s text:c="3"/>| hr</text:p>
      <text:p text:style-name="P1"><text:s/>public | departments <text:s text:c="18"/>| table <text:s text:c="3"/>| hr</text:p>
      <text:p text:style-name="P1"><text:s/>public | departments_department_id_seq | sequence | hr</text:p>
      <text:p text:style-name="P1"><text:s/>public | employees <text:s text:c="20"/>| table <text:s text:c="3"/>| hr</text:p>
      <text:p text:style-name="P1"><text:s/>public | employees_employee_id_seq <text:s text:c="4"/>| sequence | hr</text:p>
      <text:p text:style-name="P1"><text:s/>public | job_history <text:s text:c="18"/>| table <text:s text:c="3"/>| hr</text:p>
      <text:p text:style-name="P1"><text:s/>public | jobs <text:s text:c="25"/>| table <text:s text:c="3"/>| hr</text:p>
      <text:p text:style-name="P1"><text:s/>public | locations <text:s text:c="20"/>| table <text:s text:c="3"/>| hr</text:p>
      <text:p text:style-name="P1"><text:s/>public | locations_location_id_seq <text:s text:c="4"/>| sequence | hr</text:p>
      <text:p text:style-name="P1"><text:s/>public | regions <text:s text:c="22"/>| table <text:s text:c="3"/>| hr</text:p>
      <text:p text:style-name="P1"><text:s/>public | regions_region_id_seq <text:s text:c="8"/>| sequence | hr</text:p>
      <text:p text:style-name="P1">(11 rows)</text:p>
      <text:p text:style-name="P1"/>
      <text:p text:style-name="P1">hr=# \da</text:p>
      <text:p text:style-name="P1"><text:s text:c="21"/>List of aggregate functions</text:p>
      <text:p text:style-name="P1"><text:s/>Schema | Name | Result data type | Argument data types | Description </text:p>
      <text:p text:style-name="P1">--------+------+------------------+---------------------+-------------</text:p>
      <text:p text:style-name="P1">(0 rows)</text:p>
      <text:p text:style-name="P1"/>
      <text:p text:style-name="P1">hr=# \dAc</text:p>
      <text:p text:style-name="P1">List of access methods</text:p>
      <text:p text:style-name="P1"><text:s text:c="2"/>Name <text:s/>| Type <text:s/></text:p>
      <text:p text:style-name="P1">--------+-------</text:p>
      <text:p text:style-name="P1"><text:s/>brin <text:s text:c="2"/>| Index</text:p>
      <text:p text:style-name="P1"><text:s/>btree <text:s/>| Index</text:p>
      <text:p text:style-name="P1"><text:s/>gin <text:s text:c="3"/>| Index</text:p>
      <text:p text:style-name="P1"><text:s/>gist <text:s text:c="2"/>| Index</text:p>
      <text:p text:style-name="P1"><text:s/>hash <text:s text:c="2"/>| Index</text:p>
      <text:p text:style-name="P1"><text:soft-page-break/><text:s/>spgist | Index</text:p>
      <text:p text:style-name="P1">(6 rows)</text:p>
      <text:p text:style-name="P1"/>
      <text:p text:style-name="P1">hr=# \ddAo</text:p>
      <text:p text:style-name="P1"><text:s text:c="9"/>Object descriptions</text:p>
      <text:p text:style-name="P1"><text:s/>Schema | Name | Object | Description </text:p>
      <text:p text:style-name="P1">--------+------+--------+-------------</text:p>
      <text:p text:style-name="P1">(0 rows)</text:p>
      <text:p text:style-name="P1"/>
      <text:p text:style-name="P1">hr=# \db</text:p>
      <text:p text:style-name="P1"><text:s text:c="7"/>List of tablespaces</text:p>
      <text:p text:style-name="P1"><text:s text:c="4"/>Name <text:s text:c="3"/>| <text:s/>Owner <text:s text:c="2"/>| Location </text:p>
      <text:p text:style-name="P1">------------+----------+----------</text:p>
      <text:p text:style-name="P1"><text:s/>pg_default | postgres | </text:p>
      <text:p text:style-name="P1"><text:s/>pg_global <text:s/>| postgres | </text:p>
      <text:p text:style-name="P1">(2 rows)</text:p>
      <text:p text:style-name="P1"/>
      <text:p text:style-name="P1">hr=# \dC</text:p>
      <text:p text:style-name="P1">hr=# \dd</text:p>
      <text:p text:style-name="P1"><text:s text:c="9"/>Object descriptions</text:p>
      <text:p text:style-name="P1"><text:s/>Schema | Name | Object | Description </text:p>
      <text:p text:style-name="P1">--------+------+--------+-------------</text:p>
      <text:p text:style-name="P1">(0 rows)</text:p>
      <text:p text:style-name="P1"/>
      <text:p text:style-name="P1">hr=# \ddp</text:p>
      <text:p text:style-name="P1"><text:s text:c="9"/>Default access privileges</text:p>
      <text:p text:style-name="P1"><text:s/>Owner | Schema | Type | Access privileges </text:p>
      <text:p text:style-name="P1">-------+--------+------+-------------------</text:p>
      <text:p text:style-name="P1">(0 rows)</text:p>
      <text:p text:style-name="P1"/>
      <text:p text:style-name="P1">hr=# \dp</text:p>
      <text:p text:style-name="P1">hr=# \dt</text:p>
      <text:p text:style-name="P1"><text:s text:c="10"/>List of relations</text:p>
      <text:p text:style-name="P1"><text:s/>Schema | <text:s text:c="3"/>Name <text:s text:c="4"/>| Type <text:s/>| Owner </text:p>
      <text:p text:style-name="P1">--------+-------------+-------+-------</text:p>
      <text:p text:style-name="P1"><text:s/>public | countries <text:s text:c="2"/>| table | hr</text:p>
      <text:p text:style-name="P1"><text:s/>public | departments | table | hr</text:p>
      <text:p text:style-name="P1"><text:s/>public | employees <text:s text:c="2"/>| table | hr</text:p>
      <text:p text:style-name="P1"><text:s/>public | job_history | table | hr</text:p>
      <text:p text:style-name="P1"><text:s/>public | jobs <text:s text:c="7"/>| table | hr</text:p>
      <text:p text:style-name="P1"><text:s/>public | locations <text:s text:c="2"/>| table | hr</text:p>
      <text:p text:style-name="P1"><text:s/>public | regions <text:s text:c="4"/>| table | hr</text:p>
      <text:p text:style-name="P1">(7 rows)</text:p>
      <text:p text:style-name="P1"/>
      <text:p text:style-name="P1">hr=# \dt</text:p>
      <text:p text:style-name="P1"><text:s text:c="10"/>List of relations</text:p>
      <text:p text:style-name="P1"><text:s/>Schema | <text:s text:c="3"/>Name <text:s text:c="4"/>| Type <text:s/>| Owner </text:p>
      <text:p text:style-name="P1">--------+-------------+-------+-------</text:p>
      <text:p text:style-name="P1"><text:s/>public | countries <text:s text:c="2"/>| table | hr</text:p>
      <text:p text:style-name="P1"><text:s/>public | departments | table | hr</text:p>
      <text:p text:style-name="P1"><text:s/>public | employees <text:s text:c="2"/>| table | hr</text:p>
      <text:p text:style-name="P1"><text:s/>public | job_history | table | hr</text:p>
      <text:p text:style-name="P1"><text:soft-page-break/><text:s/>public | jobs <text:s text:c="7"/>| table | hr</text:p>
      <text:p text:style-name="P1"><text:s/>public | locations <text:s text:c="2"/>| table | hr</text:p>
      <text:p text:style-name="P1"><text:s/>public | regions <text:s text:c="4"/>| table | hr</text:p>
      <text:p text:style-name="P1">(7 rows)</text:p>
      <text:p text:style-name="P1"/>
      <text:p text:style-name="P1">hr=# \dt</text:p>
      <text:p text:style-name="P1"><text:s text:c="10"/>List of relations</text:p>
      <text:p text:style-name="P1"><text:s/>Schema | <text:s text:c="3"/>Name <text:s text:c="4"/>| Type <text:s/>| Owner </text:p>
      <text:p text:style-name="P1">--------+-------------+-------+-------</text:p>
      <text:p text:style-name="P1"><text:s/>public | countries <text:s text:c="2"/>| table | hr</text:p>
      <text:p text:style-name="P1"><text:s/>public | departments | table | hr</text:p>
      <text:p text:style-name="P1"><text:s/>public | employees <text:s text:c="2"/>| table | hr</text:p>
      <text:p text:style-name="P1"><text:s/>public | job_history | table | hr</text:p>
      <text:p text:style-name="P1"><text:s/>public | jobs <text:s text:c="7"/>| table | hr</text:p>
      <text:p text:style-name="P1"><text:s/>public | locations <text:s text:c="2"/>| table | hr</text:p>
      <text:p text:style-name="P1"><text:s/>public | regions <text:s text:c="4"/>| table | hr</text:p>
      <text:p text:style-name="P1">(7 rows)</text:p>
      <text:p text:style-name="P1"/>
      <text:p text:style-name="P1">hr=# \l</text:p>
      <text:p text:style-name="P1">hr=# \ds</text:p>
      <text:p text:style-name="P1"><text:s text:c="21"/>List of relations</text:p>
      <text:p text:style-name="P1"><text:s/>Schema | <text:s text:c="12"/>Name <text:s text:c="13"/>| <text:s text:c="2"/>Type <text:s text:c="2"/>| Owner </text:p>
      <text:p text:style-name="P1">--------+-------------------------------+----------+-------</text:p>
      <text:p text:style-name="P1"><text:s/>public | departments_department_id_seq | sequence | hr</text:p>
      <text:p text:style-name="P1"><text:s/>public | employees_employee_id_seq <text:s text:c="4"/>| sequence | hr</text:p>
      <text:p text:style-name="P1"><text:s/>public | locations_location_id_seq <text:s text:c="4"/>| sequence | hr</text:p>
      <text:p text:style-name="P1"><text:s/>public | regions_region_id_seq <text:s text:c="8"/>| sequence | hr</text:p>
      <text:p text:style-name="P1">(4 rows)</text:p>
      <text:p text:style-name="P1"/>
      <text:p text:style-name="P1">hr=# \c postgres</text:p>
      <text:p text:style-name="P1">psql (12.11 (Ubuntu 12.11-0ubuntu0.20.04.1), server 11.15 (Ubuntu 11.15-2.pgdg20.04+1))</text:p>
      <text:p text:style-name="P1">You are now connected to database "postgres" as user "hr".</text:p>
      <text:p text:style-name="P1">postgres=# \c hr</text:p>
      <text:p text:style-name="P1">psql (12.11 (Ubuntu 12.11-0ubuntu0.20.04.1), server 11.15 (Ubuntu 11.15-2.pgdg20.04+1))</text:p>
      <text:p text:style-name="P1">You are now connected to database "hr" as user "hr".</text:p>
      <text:p text:style-name="P1">hr=# </text:p>
      <text:p text:style-name="P2">root@donie-ThinkPad-T430:~# <text:span text:style-name="T1">mkdir backup</text:span></text:p>
      <text:p text:style-name="P1">root@donie-ThinkPad-T430:~# pg_dump -h localhost -p 5432 -U hr --no-privileges --insert --encoding utf8 -W &gt; backup/hr-22-06-13.sql </text:p>
      <text:p text:style-name="P1">Password: </text:p>
      <text:p text:style-name="P1">root@donie-ThinkPad-T430:~# cat backup/hr-22-06-13.sql </text:p>
      <text:p text:style-name="P1">--</text:p>
      <text:p text:style-name="P1">-- PostgreSQL database dump</text:p>
      <text:p text:style-name="P1">--</text:p>
      <text:p text:style-name="P1"/>
      <text:p text:style-name="P1">-- Dumped from database version 11.15 (Ubuntu 11.15-2.pgdg20.04+1)</text:p>
      <text:p text:style-name="P1">-- Dumped by pg_dump version 12.11 (Ubuntu 12.11-0ubuntu0.20.04.1)</text:p>
      <text:p text:style-name="P1"/>
      <text:p text:style-name="P1">SET statement_timeout = 0;</text:p>
      <text:p text:style-name="P1">SET lock_timeout = 0;</text:p>
      <text:p text:style-name="P1">SET idle_in_transaction_session_timeout = 0;</text:p>
      <text:p text:style-name="P1">SET client_encoding = 'UTF8';</text:p>
      <text:p text:style-name="P1"><text:soft-page-break/>SET standard_conforming_strings = on;</text:p>
      <text:p text:style-name="P1">SELECT pg_catalog.set_config('search_path', '', false);</text:p>
      <text:p text:style-name="P1">SET check_function_bodies = false;</text:p>
      <text:p text:style-name="P1">SET xmloption = content;</text:p>
      <text:p text:style-name="P1">SET client_min_messages = warning;</text:p>
      <text:p text:style-name="P1">SET row_security = off;</text:p>
      <text:p text:style-name="P1"/>
      <text:p text:style-name="P1">SET default_tablespace = '';</text:p>
      <text:p text:style-name="P1"/>
      <text:p text:style-name="P1">--</text:p>
      <text:p text:style-name="P1">-- Name: countries; Type: TABLE; Schema: public; Owner: hr</text:p>
      <text:p text:style-name="P1">--</text:p>
      <text:p text:style-name="P1"/>
      <text:p text:style-name="P1">CREATE TABLE public.countries (</text:p>
      <text:p text:style-name="P1"><text:s text:c="4"/>country_id character varying(2) NOT NULL,</text:p>
      <text:p text:style-name="P1"><text:s text:c="4"/>country_name character varying(40),</text:p>
      <text:p text:style-name="P1"><text:s text:c="4"/>region_id integer NOT NULL</text:p>
      <text:p text:style-name="P1">);</text:p>
      <text:p text:style-name="P1"/>
      <text:p text:style-name="P1"/>
      <text:p text:style-name="P1">ALTER TABLE public.countries OWNER TO hr;</text:p>
      <text:p text:style-name="P1"/>
      <text:p text:style-name="P1">--</text:p>
      <text:p text:style-name="P1">-- Name: departments; Type: TABLE; Schema: public; Owner: hr</text:p>
      <text:p text:style-name="P1">--</text:p>
      <text:p text:style-name="P1"/>
      <text:p text:style-name="P1">CREATE TABLE public.departments (</text:p>
      <text:p text:style-name="P1"><text:s text:c="4"/>department_id integer NOT NULL,</text:p>
      <text:p text:style-name="P1"><text:s text:c="4"/>department_name character varying(30),</text:p>
      <text:p text:style-name="P1"><text:s text:c="4"/>manager_id integer,</text:p>
      <text:p text:style-name="P1"><text:s text:c="4"/>location_id integer</text:p>
      <text:p text:style-name="P1">);</text:p>
      <text:p text:style-name="P1"/>
      <text:p text:style-name="P1"/>
      <text:p text:style-name="P1">ALTER TABLE public.departments OWNER TO hr;</text:p>
      <text:p text:style-name="P1"/>
      <text:p text:style-name="P1">--</text:p>
      <text:p text:style-name="P1">-- Name: departments_department_id_seq; Type: SEQUENCE; Schema: public; Owner: hr</text:p>
      <text:p text:style-name="P1">--</text:p>
      <text:p text:style-name="P1"/>
      <text:p text:style-name="P1">CREATE SEQUENCE public.departments_department_id_seq</text:p>
      <text:p text:style-name="P1"><text:s text:c="4"/>AS integer</text:p>
      <text:p text:style-name="P1"><text:s text:c="4"/>START WITH 1</text:p>
      <text:p text:style-name="P1"><text:s text:c="4"/>INCREMENT BY 1</text:p>
      <text:p text:style-name="P1"><text:s text:c="4"/>NO MINVALUE</text:p>
      <text:p text:style-name="P1"><text:s text:c="4"/>NO MAXVALUE</text:p>
      <text:p text:style-name="P1"><text:s text:c="4"/>CACHE 1;</text:p>
      <text:p text:style-name="P1"/>
      <text:p text:style-name="P1"/>
      <text:p text:style-name="P1">ALTER TABLE public.departments_department_id_seq OWNER TO hr;</text:p>
      <text:p text:style-name="P1"/>
      <text:p text:style-name="P1">--</text:p>
      <text:p text:style-name="P1"><text:soft-page-break/>-- Name: departments_department_id_seq; Type: SEQUENCE OWNED BY; Schema: public; Owner: hr</text:p>
      <text:p text:style-name="P1">--</text:p>
      <text:p text:style-name="P1"/>
      <text:p text:style-name="P1">ALTER SEQUENCE public.departments_department_id_seq OWNED BY public.departments.department_id;</text:p>
      <text:p text:style-name="P1"/>
      <text:p text:style-name="P1"/>
      <text:p text:style-name="P1">--</text:p>
      <text:p text:style-name="P1">-- Name: employees; Type: TABLE; Schema: public; Owner: hr</text:p>
      <text:p text:style-name="P1">--</text:p>
      <text:p text:style-name="P1"/>
      <text:p text:style-name="P1">CREATE TABLE public.employees (</text:p>
      <text:p text:style-name="P1"><text:s text:c="4"/>employee_id integer NOT NULL,</text:p>
      <text:p text:style-name="P1"><text:s text:c="4"/>first_name character varying(20),</text:p>
      <text:p text:style-name="P1"><text:s text:c="4"/>last_name character varying(25) NOT NULL,</text:p>
      <text:p text:style-name="P1"><text:s text:c="4"/>email character varying(25) NOT NULL,</text:p>
      <text:p text:style-name="P1"><text:s text:c="4"/>phone_number character varying(20),</text:p>
      <text:p text:style-name="P1"><text:s text:c="4"/>job_id character varying(10),</text:p>
      <text:p text:style-name="P1"><text:s text:c="4"/>salary numeric(8,2),</text:p>
      <text:p text:style-name="P1"><text:s text:c="4"/>commission_pct numeric(2,2),</text:p>
      <text:p text:style-name="P1"><text:s text:c="4"/>manager_id integer,</text:p>
      <text:p text:style-name="P1"><text:s text:c="4"/>department_id integer</text:p>
      <text:p text:style-name="P1">);</text:p>
      <text:p text:style-name="P1"/>
      <text:p text:style-name="P1"/>
      <text:p text:style-name="P1">ALTER TABLE public.employees OWNER TO hr;</text:p>
      <text:p text:style-name="P1"/>
      <text:p text:style-name="P1">--</text:p>
      <text:p text:style-name="P1">-- Name: employees_employee_id_seq; Type: SEQUENCE; Schema: public; Owner: hr</text:p>
      <text:p text:style-name="P1">--</text:p>
      <text:p text:style-name="P1"/>
      <text:p text:style-name="P1">CREATE SEQUENCE public.employees_employee_id_seq</text:p>
      <text:p text:style-name="P1"><text:s text:c="4"/>AS integer</text:p>
      <text:p text:style-name="P1"><text:s text:c="4"/>START WITH 1</text:p>
      <text:p text:style-name="P1"><text:s text:c="4"/>INCREMENT BY 1</text:p>
      <text:p text:style-name="P1"><text:s text:c="4"/>NO MINVALUE</text:p>
      <text:p text:style-name="P1"><text:s text:c="4"/>NO MAXVALUE</text:p>
      <text:p text:style-name="P1"><text:s text:c="4"/>CACHE 1;</text:p>
      <text:p text:style-name="P1"/>
      <text:p text:style-name="P1"/>
      <text:p text:style-name="P1">ALTER TABLE public.employees_employee_id_seq OWNER TO hr;</text:p>
      <text:p text:style-name="P1"/>
      <text:p text:style-name="P1">--</text:p>
      <text:p text:style-name="P1">-- Name: employees_employee_id_seq; Type: SEQUENCE OWNED BY; Schema: public; Owner: hr</text:p>
      <text:p text:style-name="P1">--</text:p>
      <text:p text:style-name="P1"/>
      <text:p text:style-name="P1">ALTER SEQUENCE public.employees_employee_id_seq OWNED BY public.employees.employee_id;</text:p>
      <text:p text:style-name="P1"/>
      <text:p text:style-name="P1"/>
      <text:p text:style-name="P1"><text:soft-page-break/>--</text:p>
      <text:p text:style-name="P1">-- Name: job_history; Type: TABLE; Schema: public; Owner: hr</text:p>
      <text:p text:style-name="P1">--</text:p>
      <text:p text:style-name="P1"/>
      <text:p text:style-name="P1">CREATE TABLE public.job_history (</text:p>
      <text:p text:style-name="P1"><text:s text:c="4"/>employee_id integer,</text:p>
      <text:p text:style-name="P1"><text:s text:c="4"/>start_date timestamp without time zone,</text:p>
      <text:p text:style-name="P1"><text:s text:c="4"/>end_date timestamp without time zone,</text:p>
      <text:p text:style-name="P1"><text:s text:c="4"/>job_id character varying(10),</text:p>
      <text:p text:style-name="P1"><text:s text:c="4"/>department_id integer</text:p>
      <text:p text:style-name="P1">);</text:p>
      <text:p text:style-name="P1"/>
      <text:p text:style-name="P1"/>
      <text:p text:style-name="P1">ALTER TABLE public.job_history OWNER TO hr;</text:p>
      <text:p text:style-name="P1"/>
      <text:p text:style-name="P1">--</text:p>
      <text:p text:style-name="P1">-- Name: jobs; Type: TABLE; Schema: public; Owner: hr</text:p>
      <text:p text:style-name="P1">--</text:p>
      <text:p text:style-name="P1"/>
      <text:p text:style-name="P1">CREATE TABLE public.jobs (</text:p>
      <text:p text:style-name="P1"><text:s text:c="4"/>job_id character varying(10) NOT NULL,</text:p>
      <text:p text:style-name="P1"><text:s text:c="4"/>job_title character varying(35),</text:p>
      <text:p text:style-name="P1"><text:s text:c="4"/>min_salary numeric(6,0),</text:p>
      <text:p text:style-name="P1"><text:s text:c="4"/>max_salary numeric(6,0)</text:p>
      <text:p text:style-name="P1">);</text:p>
      <text:p text:style-name="P1"/>
      <text:p text:style-name="P1"/>
      <text:p text:style-name="P1">ALTER TABLE public.jobs OWNER TO hr;</text:p>
      <text:p text:style-name="P1"/>
      <text:p text:style-name="P1">--</text:p>
      <text:p text:style-name="P1">-- Name: locations; Type: TABLE; Schema: public; Owner: hr</text:p>
      <text:p text:style-name="P1">--</text:p>
      <text:p text:style-name="P1"/>
      <text:p text:style-name="P1">CREATE TABLE public.locations (</text:p>
      <text:p text:style-name="P1"><text:s text:c="4"/>location_id integer NOT NULL,</text:p>
      <text:p text:style-name="P1"><text:s text:c="4"/>street_address character varying(40),</text:p>
      <text:p text:style-name="P1"><text:s text:c="4"/>postal_code character varying(12),</text:p>
      <text:p text:style-name="P1"><text:s text:c="4"/>city character varying(30),</text:p>
      <text:p text:style-name="P1"><text:s text:c="4"/>state_province character varying(25),</text:p>
      <text:p text:style-name="P1"><text:s text:c="4"/>country_id character varying(2)</text:p>
      <text:p text:style-name="P1">);</text:p>
      <text:p text:style-name="P1"/>
      <text:p text:style-name="P1"/>
      <text:p text:style-name="P1">ALTER TABLE public.locations OWNER TO hr;</text:p>
      <text:p text:style-name="P1"/>
      <text:p text:style-name="P1">--</text:p>
      <text:p text:style-name="P1">-- Name: locations_location_id_seq; Type: SEQUENCE; Schema: public; Owner: hr</text:p>
      <text:p text:style-name="P1">--</text:p>
      <text:p text:style-name="P1"/>
      <text:p text:style-name="P1">CREATE SEQUENCE public.locations_location_id_seq</text:p>
      <text:p text:style-name="P1"><text:s text:c="4"/>AS integer</text:p>
      <text:p text:style-name="P1"><text:s text:c="4"/>START WITH 1</text:p>
      <text:p text:style-name="P1"><text:soft-page-break/><text:s text:c="4"/>INCREMENT BY 1</text:p>
      <text:p text:style-name="P1"><text:s text:c="4"/>NO MINVALUE</text:p>
      <text:p text:style-name="P1"><text:s text:c="4"/>NO MAXVALUE</text:p>
      <text:p text:style-name="P1"><text:s text:c="4"/>CACHE 1;</text:p>
      <text:p text:style-name="P1"/>
      <text:p text:style-name="P1"/>
      <text:p text:style-name="P1">ALTER TABLE public.locations_location_id_seq OWNER TO hr;</text:p>
      <text:p text:style-name="P1"/>
      <text:p text:style-name="P1">--</text:p>
      <text:p text:style-name="P1">-- Name: locations_location_id_seq; Type: SEQUENCE OWNED BY; Schema: public; Owner: hr</text:p>
      <text:p text:style-name="P1">--</text:p>
      <text:p text:style-name="P1"/>
      <text:p text:style-name="P1">ALTER SEQUENCE public.locations_location_id_seq OWNED BY public.locations.location_id;</text:p>
      <text:p text:style-name="P1"/>
      <text:p text:style-name="P1"/>
      <text:p text:style-name="P1">--</text:p>
      <text:p text:style-name="P1">-- Name: regions; Type: TABLE; Schema: public; Owner: hr</text:p>
      <text:p text:style-name="P1">--</text:p>
      <text:p text:style-name="P1"/>
      <text:p text:style-name="P1">CREATE TABLE public.regions (</text:p>
      <text:p text:style-name="P1"><text:s text:c="4"/>region_id integer NOT NULL,</text:p>
      <text:p text:style-name="P1"><text:s text:c="4"/>region_name character varying(25)</text:p>
      <text:p text:style-name="P1">);</text:p>
      <text:p text:style-name="P1"/>
      <text:p text:style-name="P1"/>
      <text:p text:style-name="P1">ALTER TABLE public.regions OWNER TO hr;</text:p>
      <text:p text:style-name="P1"/>
      <text:p text:style-name="P1">--</text:p>
      <text:p text:style-name="P1">-- Name: regions_region_id_seq; Type: SEQUENCE; Schema: public; Owner: hr</text:p>
      <text:p text:style-name="P1">--</text:p>
      <text:p text:style-name="P1"/>
      <text:p text:style-name="P1">CREATE SEQUENCE public.regions_region_id_seq</text:p>
      <text:p text:style-name="P1"><text:s text:c="4"/>AS integer</text:p>
      <text:p text:style-name="P1"><text:s text:c="4"/>START WITH 1</text:p>
      <text:p text:style-name="P1"><text:s text:c="4"/>INCREMENT BY 1</text:p>
      <text:p text:style-name="P1"><text:s text:c="4"/>NO MINVALUE</text:p>
      <text:p text:style-name="P1"><text:s text:c="4"/>NO MAXVALUE</text:p>
      <text:p text:style-name="P1"><text:s text:c="4"/>CACHE 1;</text:p>
      <text:p text:style-name="P1"/>
      <text:p text:style-name="P1"/>
      <text:p text:style-name="P1">ALTER TABLE public.regions_region_id_seq OWNER TO hr;</text:p>
      <text:p text:style-name="P1"/>
      <text:p text:style-name="P1">--</text:p>
      <text:p text:style-name="P1">-- Name: regions_region_id_seq; Type: SEQUENCE OWNED BY; Schema: public; Owner: hr</text:p>
      <text:p text:style-name="P1">--</text:p>
      <text:p text:style-name="P1"/>
      <text:p text:style-name="P1">ALTER SEQUENCE public.regions_region_id_seq OWNED BY public.regions.region_id;</text:p>
      <text:p text:style-name="P1"/>
      <text:p text:style-name="P1"/>
      <text:p text:style-name="P1">--</text:p>
      <text:p text:style-name="P1">-- Name: departments department_id; Type: DEFAULT; Schema: public; Owner: hr</text:p>
      <text:p text:style-name="P1">--</text:p>
      <text:p text:style-name="P1"><text:soft-page-break/></text:p>
      <text:p text:style-name="P1">ALTER TABLE ONLY public.departments ALTER COLUMN department_id SET DEFAULT nextval('public.departments_department_id_seq'::regclass);</text:p>
      <text:p text:style-name="P1"/>
      <text:p text:style-name="P1"/>
      <text:p text:style-name="P1">--</text:p>
      <text:p text:style-name="P1">-- Name: employees employee_id; Type: DEFAULT; Schema: public; Owner: hr</text:p>
      <text:p text:style-name="P1">--</text:p>
      <text:p text:style-name="P1"/>
      <text:p text:style-name="P1">ALTER TABLE ONLY public.employees ALTER COLUMN employee_id SET DEFAULT nextval('public.employees_employee_id_seq'::regclass);</text:p>
      <text:p text:style-name="P1"/>
      <text:p text:style-name="P1"/>
      <text:p text:style-name="P1">--</text:p>
      <text:p text:style-name="P1">-- Name: locations location_id; Type: DEFAULT; Schema: public; Owner: hr</text:p>
      <text:p text:style-name="P1">--</text:p>
      <text:p text:style-name="P1"/>
      <text:p text:style-name="P1">ALTER TABLE ONLY public.locations ALTER COLUMN location_id SET DEFAULT nextval('public.locations_location_id_seq'::regclass);</text:p>
      <text:p text:style-name="P1"/>
      <text:p text:style-name="P1"/>
      <text:p text:style-name="P1">--</text:p>
      <text:p text:style-name="P1">-- Name: regions region_id; Type: DEFAULT; Schema: public; Owner: hr</text:p>
      <text:p text:style-name="P1">--</text:p>
      <text:p text:style-name="P1"/>
      <text:p text:style-name="P1">ALTER TABLE ONLY public.regions ALTER COLUMN region_id SET DEFAULT nextval('public.regions_region_id_seq'::regclass);</text:p>
      <text:p text:style-name="P1"/>
      <text:p text:style-name="P1"/>
      <text:p text:style-name="P1">--</text:p>
      <text:p text:style-name="P1">-- Data for Name: countries; Type: TABLE DATA; Schema: public; Owner: hr</text:p>
      <text:p text:style-name="P1">--</text:p>
      <text:p text:style-name="P1"/>
      <text:p text:style-name="P1">INSERT INTO public.countries VALUES ('AR', 'Argentina', 2);</text:p>
      <text:p text:style-name="P1">INSERT INTO public.countries VALUES ('AU', 'Australia', 3);</text:p>
      <text:p text:style-name="P1">INSERT INTO public.countries VALUES ('BE', 'Belgium', 1);</text:p>
      <text:p text:style-name="P1">INSERT INTO public.countries VALUES ('BR', 'Brazil', 2);</text:p>
      <text:p text:style-name="P1">INSERT INTO public.countries VALUES ('CA', 'Canada', 2);</text:p>
      <text:p text:style-name="P1">INSERT INTO public.countries VALUES ('CH', 'Switzerland', 1);</text:p>
      <text:p text:style-name="P1">INSERT INTO public.countries VALUES ('CN', 'China', 3);</text:p>
      <text:p text:style-name="P1">INSERT INTO public.countries VALUES ('DE', 'Germany', 1);</text:p>
      <text:p text:style-name="P1">INSERT INTO public.countries VALUES ('DK', 'Denmark', 1);</text:p>
      <text:p text:style-name="P1">INSERT INTO public.countries VALUES ('EG', 'Egypt', 4);</text:p>
      <text:p text:style-name="P1">INSERT INTO public.countries VALUES ('FR', 'France', 1);</text:p>
      <text:p text:style-name="P1">INSERT INTO public.countries VALUES ('HK', 'HongKong', 3);</text:p>
      <text:p text:style-name="P1">INSERT INTO public.countries VALUES ('IL', 'Israel', 4);</text:p>
      <text:p text:style-name="P1">INSERT INTO public.countries VALUES ('IN', 'India', 3);</text:p>
      <text:p text:style-name="P1">INSERT INTO public.countries VALUES ('IT', 'Italy', 1);</text:p>
      <text:p text:style-name="P1">INSERT INTO public.countries VALUES ('JP', 'Japan', 3);</text:p>
      <text:p text:style-name="P1">INSERT INTO public.countries VALUES ('KW', 'Kuwait', 4);</text:p>
      <text:p text:style-name="P1">INSERT INTO public.countries VALUES ('MX', 'Mexico', 2);</text:p>
      <text:p text:style-name="P1">INSERT INTO public.countries VALUES ('NG', 'Nigeria', 4);</text:p>
      <text:p text:style-name="P1"><text:soft-page-break/>INSERT INTO public.countries VALUES ('NL', 'Netherlands', 1);</text:p>
      <text:p text:style-name="P1">INSERT INTO public.countries VALUES ('SG', 'Singapore', 3);</text:p>
      <text:p text:style-name="P1">INSERT INTO public.countries VALUES ('UK', 'United Kingdom', 1);</text:p>
      <text:p text:style-name="P1">INSERT INTO public.countries VALUES ('US', 'United States of America', 2);</text:p>
      <text:p text:style-name="P1">INSERT INTO public.countries VALUES ('ZM', 'Zambia', 4);</text:p>
      <text:p text:style-name="P1">INSERT INTO public.countries VALUES ('ZW', 'Zimbabwe', 4);</text:p>
      <text:p text:style-name="P1"/>
      <text:p text:style-name="P1"/>
      <text:p text:style-name="P1">--</text:p>
      <text:p text:style-name="P1">-- Data for Name: departments; Type: TABLE DATA; Schema: public; Owner: hr</text:p>
      <text:p text:style-name="P1">--</text:p>
      <text:p text:style-name="P1"/>
      <text:p text:style-name="P1">INSERT INTO public.departments VALUES (300, 'System Analis', NULL, 1700);</text:p>
      <text:p text:style-name="P1">INSERT INTO public.departments VALUES (10, 'Administration', 200, 1700);</text:p>
      <text:p text:style-name="P1">INSERT INTO public.departments VALUES (20, 'Marketing', 201, 1800);</text:p>
      <text:p text:style-name="P1">INSERT INTO public.departments VALUES (30, 'Purchasing', 114, 1700);</text:p>
      <text:p text:style-name="P1">INSERT INTO public.departments VALUES (40, 'Human Resources', 203, 2400);</text:p>
      <text:p text:style-name="P1">INSERT INTO public.departments VALUES (50, 'Shipping', 121, 1500);</text:p>
      <text:p text:style-name="P1">INSERT INTO public.departments VALUES (60, 'IT', 103, 1400);</text:p>
      <text:p text:style-name="P1">INSERT INTO public.departments VALUES (70, 'Public Relations', 204, 2700);</text:p>
      <text:p text:style-name="P1">INSERT INTO public.departments VALUES (80, 'Sales', 145, 2500);</text:p>
      <text:p text:style-name="P1">INSERT INTO public.departments VALUES (90, 'Executive', 100, 1700);</text:p>
      <text:p text:style-name="P1">INSERT INTO public.departments VALUES (100, 'Finance', 108, 1700);</text:p>
      <text:p text:style-name="P1">INSERT INTO public.departments VALUES (110, 'Accounting', 205, 1700);</text:p>
      <text:p text:style-name="P1">INSERT INTO public.departments VALUES (120, 'Treasury', NULL, 1700);</text:p>
      <text:p text:style-name="P1">INSERT INTO public.departments VALUES (130, 'Corporate Tax', NULL, 1700);</text:p>
      <text:p text:style-name="P1">INSERT INTO public.departments VALUES (140, 'Control And Credit', NULL, 1700);</text:p>
      <text:p text:style-name="P1">INSERT INTO public.departments VALUES (150, 'Shareholder Services', NULL, 1700);</text:p>
      <text:p text:style-name="P1">INSERT INTO public.departments VALUES (160, 'Benefits', NULL, 1700);</text:p>
      <text:p text:style-name="P1">INSERT INTO public.departments VALUES (170, 'Manufacturing', NULL, 1700);</text:p>
      <text:p text:style-name="P1">INSERT INTO public.departments VALUES (180, 'Construction', NULL, 1700);</text:p>
      <text:p text:style-name="P1">INSERT INTO public.departments VALUES (190, 'Contracting', NULL, 1700);</text:p>
      <text:p text:style-name="P1">INSERT INTO public.departments VALUES (200, 'Operations', NULL, 1700);</text:p>
      <text:p text:style-name="P1">INSERT INTO public.departments VALUES (210, 'IT Support', NULL, 1700);</text:p>
      <text:p text:style-name="P1">INSERT INTO public.departments VALUES (220, 'NOC', NULL, 1700);</text:p>
      <text:p text:style-name="P1">INSERT INTO public.departments VALUES (230, 'IT Helpdesk', NULL, 1700);</text:p>
      <text:p text:style-name="P1">INSERT INTO public.departments VALUES (240, 'Government Sales', NULL, 1700);</text:p>
      <text:p text:style-name="P1">INSERT INTO public.departments VALUES (250, 'Retail Sales', NULL, 1700);</text:p>
      <text:p text:style-name="P1">INSERT INTO public.departments VALUES (260, 'Recruiting', NULL, 1700);</text:p>
      <text:p text:style-name="P1">INSERT INTO public.departments VALUES (270, 'Payroll', NULL, 1700);</text:p>
      <text:p text:style-name="P1"/>
      <text:p text:style-name="P1"/>
      <text:p text:style-name="P1">--</text:p>
      <text:p text:style-name="P1">-- Data for Name: employees; Type: TABLE DATA; Schema: public; Owner: hr</text:p>
      <text:p text:style-name="P1">--</text:p>
      <text:p text:style-name="P1"/>
      <text:p text:style-name="P1">INSERT INTO public.employees VALUES (100, 'Steven', 'King', 'SKING', '515.123.4567', 'AD_PRES', 24000.00, NULL, NULL, 90);</text:p>
      <text:p text:style-name="P1">INSERT INTO public.employees VALUES (101, 'Neena', 'Kochhar', 'NKOCHHAR', '515.123.4568', 'AD_VP', 17000.00, NULL, 100, 90);</text:p>
      <text:p text:style-name="P1">INSERT INTO public.employees VALUES (102, 'Lex', 'De Haan', 'LDEHAAN', '515.123.4569', 'AD_VP', 17000.00, NULL, 100, 90);</text:p>
      <text:p text:style-name="P1"><text:soft-page-break/>INSERT INTO public.employees VALUES (103, 'Alexander', 'Hunold', 'AHUNOLD', '590.423.4567', 'IT_PROG', 9000.00, NULL, 102, 60);</text:p>
      <text:p text:style-name="P1">INSERT INTO public.employees VALUES (104, 'Bruce', 'Ernst', 'BERNST', '590.423.4568', 'IT_PROG', 6000.00, NULL, 103, 60);</text:p>
      <text:p text:style-name="P1">INSERT INTO public.employees VALUES (105, 'David', 'Austin', 'DAUSTIN', '590.423.4569', 'IT_PROG', 4800.00, NULL, 103, 60);</text:p>
      <text:p text:style-name="P1">INSERT INTO public.employees VALUES (106, 'Valli', 'Pataballa', 'VPATABAL', '590.423.4560', 'IT_PROG', 4800.00, NULL, 103, 60);</text:p>
      <text:p text:style-name="P1">INSERT INTO public.employees VALUES (107, 'Diana', 'Lorentz', 'DLORENTZ', '590.423.5567', 'IT_PROG', 4200.00, NULL, 103, 60);</text:p>
      <text:p text:style-name="P1">INSERT INTO public.employees VALUES (108, 'Nancy', 'Greenberg', 'NGREENBE', '515.124.4569', 'FI_MGR', 12000.00, NULL, 101, 100);</text:p>
      <text:p text:style-name="P1">INSERT INTO public.employees VALUES (109, 'Daniel', 'Faviet', 'DFAVIET', '515.124.4169', 'FI_ACCOUNT', 9000.00, NULL, 108, 100);</text:p>
      <text:p text:style-name="P1">INSERT INTO public.employees VALUES (110, 'John', 'Chen', 'JCHEN', '515.124.4269', 'FI_ACCOUNT', 8200.00, NULL, 108, 100);</text:p>
      <text:p text:style-name="P1">INSERT INTO public.employees VALUES (111, 'Ismael', 'Sciarra', 'ISCIARRA', '515.124.4369', 'FI_ACCOUNT', 7700.00, NULL, 108, 100);</text:p>
      <text:p text:style-name="P1">INSERT INTO public.employees VALUES (112, 'Jose Manuel', 'Urman', 'JMURMAN', '515.124.4469', 'FI_ACCOUNT', 7800.00, NULL, 108, 100);</text:p>
      <text:p text:style-name="P1">INSERT INTO public.employees VALUES (113, 'Luis', 'Popp', 'LPOPP', '515.124.4567', 'FI_ACCOUNT', 6900.00, NULL, 108, 100);</text:p>
      <text:p text:style-name="P1">INSERT INTO public.employees VALUES (114, 'Den', 'Raphaely', 'DRAPHEAL', '515.127.4561', 'PU_MAN', 11000.00, NULL, 100, 30);</text:p>
      <text:p text:style-name="P1">INSERT INTO public.employees VALUES (115, 'Alexander', 'Khoo', 'AKHOO', '515.127.4562', 'PU_CLERK', 3100.00, NULL, 114, 30);</text:p>
      <text:p text:style-name="P1">INSERT INTO public.employees VALUES (116, 'Shelli', 'Baida', 'SBAIDA', '515.127.4563', 'PU_CLERK', 2900.00, NULL, 114, 30);</text:p>
      <text:p text:style-name="P1">INSERT INTO public.employees VALUES (117, 'Sigal', 'Tobias', 'STOBIAS', '515.127.4564', 'PU_CLERK', 2800.00, NULL, 114, 30);</text:p>
      <text:p text:style-name="P1">INSERT INTO public.employees VALUES (118, 'Guy', 'Himuro', 'GHIMURO', '515.127.4565', 'PU_CLERK', 2600.00, NULL, 114, 30);</text:p>
      <text:p text:style-name="P1">INSERT INTO public.employees VALUES (119, 'Karen', 'Colmenares', 'KCOLMENA', '515.127.4566', 'PU_CLERK', 2500.00, NULL, 114, 30);</text:p>
      <text:p text:style-name="P1">INSERT INTO public.employees VALUES (120, 'Matthew', 'Weiss', 'MWEISS', '650.123.1234', 'ST_MAN', 8000.00, NULL, 100, 50);</text:p>
      <text:p text:style-name="P1">INSERT INTO public.employees VALUES (121, 'Adam', 'Fripp', 'AFRIPP', '650.123.2234', 'ST_MAN', 8200.00, NULL, 100, 50);</text:p>
      <text:p text:style-name="P1">INSERT INTO public.employees VALUES (122, 'Payam', 'Kaufling', 'PKAUFLIN', '650.123.3234', 'ST_MAN', 7900.00, NULL, 100, 50);</text:p>
      <text:p text:style-name="P1">INSERT INTO public.employees VALUES (123, 'Shanta', 'Vollman', 'SVOLLMAN', '650.123.4234', 'ST_MAN', 6500.00, NULL, 100, 50);</text:p>
      <text:p text:style-name="P1">INSERT INTO public.employees VALUES (124, 'Kevin', 'Mourgos', 'KMOURGOS', '650.123.5234', 'ST_MAN', 5800.00, NULL, 100, 50);</text:p>
      <text:p text:style-name="P1">INSERT INTO public.employees VALUES (125, 'Julia', 'Nayer', 'JNAYER', '650.124.1214', 'ST_CLERK', 3200.00, NULL, 120, 50);</text:p>
      <text:p text:style-name="P1">INSERT INTO public.employees VALUES (126, 'Irene', 'Mikkilineni', 'IMIKKILI', '650.124.1224', 'ST_CLERK', 2700.00, NULL, 120, 50);</text:p>
      <text:p text:style-name="P1">INSERT INTO public.employees VALUES (127, 'James', 'Landry', 'JLANDRY', '650.124.1334', 'ST_CLERK', 2400.00, NULL, 120, 50);</text:p>
      <text:p text:style-name="P1">INSERT INTO public.employees VALUES (128, 'Steven', 'Markle', 'SMARKLE', '650.124.1434', 'ST_CLERK', 2200.00, NULL, 120, 50);</text:p>
      <text:p text:style-name="P1"><text:soft-page-break/>INSERT INTO public.employees VALUES (129, 'Laura', 'Bissot', 'LBISSOT', '650.124.5234', 'ST_CLERK', 3300.00, NULL, 121, 50);</text:p>
      <text:p text:style-name="P1">INSERT INTO public.employees VALUES (130, 'Mozhe', 'Atkinson', 'MATKINSO', '650.124.6234', 'ST_CLERK', 2800.00, NULL, 121, 50);</text:p>
      <text:p text:style-name="P1">INSERT INTO public.employees VALUES (131, 'James', 'Marlow', 'JAMRLOW', '650.124.7234', 'ST_CLERK', 2500.00, NULL, 121, 50);</text:p>
      <text:p text:style-name="P1">INSERT INTO public.employees VALUES (132, 'TJ', 'Olson', 'TJOLSON', '650.124.8234', 'ST_CLERK', 2100.00, NULL, 121, 50);</text:p>
      <text:p text:style-name="P1">INSERT INTO public.employees VALUES (133, 'Jason', 'Mallin', 'JMALLIN', '650.127.1934', 'ST_CLERK', 3300.00, NULL, 122, 50);</text:p>
      <text:p text:style-name="P1">INSERT INTO public.employees VALUES (134, 'Michael', 'Rogers', 'MROGERS', '650.127.1834', 'ST_CLERK', 2900.00, NULL, 122, 50);</text:p>
      <text:p text:style-name="P1">INSERT INTO public.employees VALUES (135, 'Ki', 'Gee', 'KGEE', '650.127.1734', 'ST_CLERK', 2400.00, NULL, 122, 50);</text:p>
      <text:p text:style-name="P1">INSERT INTO public.employees VALUES (136, 'Hazel', 'Philtanker', 'HPHILTAN', '650.127.1634', 'ST_CLERK', 2200.00, NULL, 122, 50);</text:p>
      <text:p text:style-name="P1">INSERT INTO public.employees VALUES (137, 'Renske', 'Ladwig', 'RLADWIG', '650.121.1234', 'ST_CLERK', 3600.00, NULL, 123, 50);</text:p>
      <text:p text:style-name="P1">INSERT INTO public.employees VALUES (138, 'Stephen', 'Stiles', 'SSTILES', '650.121.2034', 'ST_CLERK', 3200.00, NULL, 123, 50);</text:p>
      <text:p text:style-name="P1">INSERT INTO public.employees VALUES (139, 'John', 'Seo', 'JSEO', '650.121.2019', 'ST_CLERK', 2700.00, NULL, 123, 50);</text:p>
      <text:p text:style-name="P1">INSERT INTO public.employees VALUES (140, 'Joshua', 'Patel', 'JPATEL', '650.121.1834', 'ST_CLERK', 2500.00, NULL, 123, 50);</text:p>
      <text:p text:style-name="P1">INSERT INTO public.employees VALUES (141, 'Trenna', 'Rajs', 'TRAJS', '650.121.8009', 'ST_CLERK', 3500.00, NULL, 124, 50);</text:p>
      <text:p text:style-name="P1">INSERT INTO public.employees VALUES (142, 'Curtis', 'Davies', 'CDAVIES', '650.121.2994', 'ST_CLERK', 3100.00, NULL, 124, 50);</text:p>
      <text:p text:style-name="P1">INSERT INTO public.employees VALUES (143, 'Randall', 'Matos', 'RMATOS', '650.121.2874', 'ST_CLERK', 2600.00, NULL, 124, 50);</text:p>
      <text:p text:style-name="P1">INSERT INTO public.employees VALUES (144, 'Peter', 'Vargas', 'PVARGAS', '650.121.2004', 'ST_CLERK', 2500.00, NULL, 124, 50);</text:p>
      <text:p text:style-name="P1">INSERT INTO public.employees VALUES (145, 'John', 'Russell', 'JRUSSEL', '011.44.1344.429268', 'SA_MAN', 14000.00, 0.40, 100, 80);</text:p>
      <text:p text:style-name="P1">INSERT INTO public.employees VALUES (146, 'Karen', 'Partners', 'KPARTNER', '011.44.1344.467268', 'SA_MAN', 13500.00, 0.30, 100, 80);</text:p>
      <text:p text:style-name="P1">INSERT INTO public.employees VALUES (147, 'Alberto', 'Errazuriz', 'AERRAZUR', '011.44.1344.429278', 'SA_MAN', 12000.00, 0.30, 100, 80);</text:p>
      <text:p text:style-name="P1">INSERT INTO public.employees VALUES (148, 'Gerald', 'Cambrault', 'GCAMBRAU', '011.44.1344.619268', 'SA_MAN', 11000.00, 0.30, 100, 80);</text:p>
      <text:p text:style-name="P1">INSERT INTO public.employees VALUES (149, 'Eleni', 'Zlotkey', 'EZLOTKEY', '011.44.1344.429018', 'SA_MAN', 10500.00, 0.20, 100, 80);</text:p>
      <text:p text:style-name="P1">INSERT INTO public.employees VALUES (150, 'Peter', 'Tucker', 'PTUCKER', '011.44.1344.129268', 'SA_REP', 10000.00, 0.30, 145, 80);</text:p>
      <text:p text:style-name="P1">INSERT INTO public.employees VALUES (151, 'David', 'Bernstein', 'DBERNSTE', '011.44.1344.345268', 'SA_REP', 9500.00, 0.25, 145, 80);</text:p>
      <text:p text:style-name="P1">INSERT INTO public.employees VALUES (152, 'Peter', 'Hall', 'PHALL', '011.44.1344.478968', 'SA_REP', 9000.00, 0.25, 145, 80);</text:p>
      <text:p text:style-name="P1">INSERT INTO public.employees VALUES (153, 'Christopher', 'Olsen', 'COLSEN', '011.44.1344.498718', 'SA_REP', 8000.00, 0.20, 145, 80);</text:p>
      <text:p text:style-name="P1">INSERT INTO public.employees VALUES (154, 'Nanette', 'Cambrault', 'NCAMBRAU', '011.44.1344.987668', 'SA_REP', 7500.00, 0.20, 145, 80);</text:p>
      <text:p text:style-name="P1"><text:soft-page-break/>INSERT INTO public.employees VALUES (155, 'Oliver', 'Tuvault', 'OTUVAULT', '011.44.1344.486508', 'SA_REP', 7000.00, 0.15, 145, 80);</text:p>
      <text:p text:style-name="P1">INSERT INTO public.employees VALUES (156, 'Janette', 'King', 'JKING', '011.44.1345.429268', 'SA_REP', 10000.00, 0.35, 146, 80);</text:p>
      <text:p text:style-name="P1">INSERT INTO public.employees VALUES (157, 'Patrick', 'Sully', 'PSULLY', '011.44.1345.929268', 'SA_REP', 9500.00, 0.35, 146, 80);</text:p>
      <text:p text:style-name="P1">INSERT INTO public.employees VALUES (158, 'Allan', 'McEwen', 'AMCEWEN', '011.44.1345.829268', 'SA_REP', 9000.00, 0.35, 146, 80);</text:p>
      <text:p text:style-name="P1">INSERT INTO public.employees VALUES (159, 'Lindsey', 'Smith', 'LSMITH', '011.44.1345.729268', 'SA_REP', 8000.00, 0.30, 146, 80);</text:p>
      <text:p text:style-name="P1">INSERT INTO public.employees VALUES (160, 'Louise', 'Doran', 'LDORAN', '011.44.1345.629268', 'SA_REP', 7500.00, 0.30, 146, 80);</text:p>
      <text:p text:style-name="P1">INSERT INTO public.employees VALUES (161, 'Sarath', 'Sewall', 'SSEWALL', '011.44.1345.529268', 'SA_REP', 7000.00, 0.25, 146, 80);</text:p>
      <text:p text:style-name="P1">INSERT INTO public.employees VALUES (162, 'Clara', 'Vishney', 'CVISHNEY', '011.44.1346.129268', 'SA_REP', 10500.00, 0.25, 147, 80);</text:p>
      <text:p text:style-name="P1">INSERT INTO public.employees VALUES (163, 'Danielle', 'Greene', 'DGREENE', '011.44.1346.229268', 'SA_REP', 9500.00, 0.15, 147, 80);</text:p>
      <text:p text:style-name="P1">INSERT INTO public.employees VALUES (164, 'Mattea', 'Marvins', 'MMARVINS', '011.44.1346.329268', 'SA_REP', 7200.00, 0.10, 147, 80);</text:p>
      <text:p text:style-name="P1">INSERT INTO public.employees VALUES (165, 'David', 'Lee', 'DLEE', '011.44.1346.529268', 'SA_REP', 6800.00, 0.10, 147, 80);</text:p>
      <text:p text:style-name="P1">INSERT INTO public.employees VALUES (166, 'Sundar', 'Ande', 'SANDE', '011.44.1346.629268', 'SA_REP', 6400.00, 0.10, 147, 80);</text:p>
      <text:p text:style-name="P1">INSERT INTO public.employees VALUES (167, 'Amit', 'Banda', 'ABANDA', '011.44.1346.729268', 'SA_REP', 6200.00, 0.10, 147, 80);</text:p>
      <text:p text:style-name="P1">INSERT INTO public.employees VALUES (168, 'Lisa', 'Ozer', 'LOZER', '011.44.1343.929268', 'SA_REP', 11500.00, 0.25, 148, 80);</text:p>
      <text:p text:style-name="P1">INSERT INTO public.employees VALUES (169, 'Harrison', 'Bloom', 'HBLOOM', '011.44.1343.829268', 'SA_REP', 10000.00, 0.20, 148, 80);</text:p>
      <text:p text:style-name="P1">INSERT INTO public.employees VALUES (170, 'Tayler', 'Fox', 'TFOX', '011.44.1343.729268', 'SA_REP', 9600.00, 0.20, 148, 80);</text:p>
      <text:p text:style-name="P1">INSERT INTO public.employees VALUES (171, 'William', 'Smith', 'WSMITH', '011.44.1343.629268', 'SA_REP', 7400.00, 0.15, 148, 80);</text:p>
      <text:p text:style-name="P1">INSERT INTO public.employees VALUES (172, 'Elizabeth', 'Bates', 'EBATES', '011.44.1343.529268', 'SA_REP', 7300.00, 0.15, 148, 80);</text:p>
      <text:p text:style-name="P1">INSERT INTO public.employees VALUES (173, 'Sundita', 'Kumar', 'SKUMAR', '011.44.1343.329268', 'SA_REP', 6100.00, 0.10, 148, 80);</text:p>
      <text:p text:style-name="P1">INSERT INTO public.employees VALUES (174, 'Ellen', 'Abel', 'EABEL', '011.44.1644.429267', 'SA_REP', 11000.00, 0.30, 149, 80);</text:p>
      <text:p text:style-name="P1">INSERT INTO public.employees VALUES (175, 'Alyssa', 'Hutton', 'AHUTTON', '011.44.1644.429266', 'SA_REP', 8800.00, 0.25, 149, 80);</text:p>
      <text:p text:style-name="P1">INSERT INTO public.employees VALUES (176, 'Jonathon', 'Taylor', 'JTAYLOR', '011.44.1644.429265', 'SA_REP', 8600.00, 0.20, 149, 80);</text:p>
      <text:p text:style-name="P1">INSERT INTO public.employees VALUES (177, 'Jack', 'Livingston', 'JLIVINGS', '011.44.1644.429264', 'SA_REP', 8400.00, 0.20, 149, 80);</text:p>
      <text:p text:style-name="P1">INSERT INTO public.employees VALUES (178, 'Kimberely', 'Grant', 'KGRANT', '011.44.1644.429263', 'SA_REP', 7000.00, 0.15, 149, NULL);</text:p>
      <text:p text:style-name="P1">INSERT INTO public.employees VALUES (179, 'Charles', 'Johnson', 'CJOHNSON', '011.44.1644.429262', 'SA_REP', 6200.00, 0.10, 149, 80);</text:p>
      <text:p text:style-name="P1">INSERT INTO public.employees VALUES (180, 'Winston', 'Taylor', 'WTAYLOR', '650.507.9876', 'SH_CLERK', 3200.00, NULL, 120, 50);</text:p>
      <text:p text:style-name="P1"><text:soft-page-break/>INSERT INTO public.employees VALUES (181, 'Jean', 'Fleaur', 'JFLEAUR', '650.507.9877', 'SH_CLERK', 3100.00, NULL, 120, 50);</text:p>
      <text:p text:style-name="P1">INSERT INTO public.employees VALUES (182, 'Martha', 'Sullivan', 'MSULLIVA', '650.507.9878', 'SH_CLERK', 2500.00, NULL, 120, 50);</text:p>
      <text:p text:style-name="P1">INSERT INTO public.employees VALUES (183, 'Girard', 'Geoni', 'GGEONI', '650.507.9879', 'SH_CLERK', 2800.00, NULL, 120, 50);</text:p>
      <text:p text:style-name="P1">INSERT INTO public.employees VALUES (184, 'Nandita', 'Sarchand', 'NSARCHAN', '650.509.1876', 'SH_CLERK', 4200.00, NULL, 121, 50);</text:p>
      <text:p text:style-name="P1">INSERT INTO public.employees VALUES (185, 'Alexis', 'Bull', 'ABULL', '650.509.2876', 'SH_CLERK', 4100.00, NULL, 121, 50);</text:p>
      <text:p text:style-name="P1">INSERT INTO public.employees VALUES (186, 'Julia', 'Dellinger', 'JDELLING', '650.509.3876', 'SH_CLERK', 3400.00, NULL, 121, 50);</text:p>
      <text:p text:style-name="P1">INSERT INTO public.employees VALUES (187, 'Anthony', 'Cabrio', 'ACABRIO', '650.509.4876', 'SH_CLERK', 3000.00, NULL, 121, 50);</text:p>
      <text:p text:style-name="P1">INSERT INTO public.employees VALUES (188, 'Kelly', 'Chung', 'KCHUNG', '650.505.1876', 'SH_CLERK', 3800.00, NULL, 122, 50);</text:p>
      <text:p text:style-name="P1">INSERT INTO public.employees VALUES (189, 'Jennifer', 'Dilly', 'JDILLY', '650.505.2876', 'SH_CLERK', 3600.00, NULL, 122, 50);</text:p>
      <text:p text:style-name="P1">INSERT INTO public.employees VALUES (190, 'Timothy', 'Gates', 'TGATES', '650.505.3876', 'SH_CLERK', 2900.00, NULL, 122, 50);</text:p>
      <text:p text:style-name="P1">INSERT INTO public.employees VALUES (191, 'Randall', 'Perkins', 'RPERKINS', '650.505.4876', 'SH_CLERK', 2500.00, NULL, 122, 50);</text:p>
      <text:p text:style-name="P1">INSERT INTO public.employees VALUES (192, 'Sarah', 'Bell', 'SBELL', '650.501.1876', 'SH_CLERK', 4000.00, NULL, 123, 50);</text:p>
      <text:p text:style-name="P1">INSERT INTO public.employees VALUES (193, 'Britney', 'Everett', 'BEVERETT', '650.501.2876', 'SH_CLERK', 3900.00, NULL, 123, 50);</text:p>
      <text:p text:style-name="P1">INSERT INTO public.employees VALUES (194, 'Samuel', 'McCain', 'SMCCAIN', '650.501.3876', 'SH_CLERK', 3200.00, NULL, 123, 50);</text:p>
      <text:p text:style-name="P1">INSERT INTO public.employees VALUES (195, 'Vance', 'Jones', 'VJONES', '650.501.4876', 'SH_CLERK', 2800.00, NULL, 123, 50);</text:p>
      <text:p text:style-name="P1">INSERT INTO public.employees VALUES (196, 'Alana', 'Walsh', 'AWALSH', '650.507.9811', 'SH_CLERK', 3100.00, NULL, 124, 50);</text:p>
      <text:p text:style-name="P1">INSERT INTO public.employees VALUES (197, 'Kevin', 'Feeney', 'KFEENEY', '650.507.9822', 'SH_CLERK', 3000.00, NULL, 124, 50);</text:p>
      <text:p text:style-name="P1">INSERT INTO public.employees VALUES (198, 'Donald', 'OConnell', 'DOCONNEL', '650.507.9833', 'SH_CLERK', 2600.00, NULL, 124, 50);</text:p>
      <text:p text:style-name="P1">INSERT INTO public.employees VALUES (199, 'Douglas', 'Grant', 'DGRANT', '650.507.9844', 'SH_CLERK', 2600.00, NULL, 124, 50);</text:p>
      <text:p text:style-name="P1">INSERT INTO public.employees VALUES (200, 'Jennifer', 'Whalen', 'JWHALEN', '515.123.4444', 'AD_ASST', 4400.00, NULL, 101, 10);</text:p>
      <text:p text:style-name="P1">INSERT INTO public.employees VALUES (201, 'Michael', 'Hartstein', 'MHARTSTE', '515.123.5555', 'MK_MAN', 13000.00, NULL, 100, 20);</text:p>
      <text:p text:style-name="P1">INSERT INTO public.employees VALUES (202, 'Pat', 'Fay', 'PFAY', '603.123.6666', 'MK_REP', 6000.00, NULL, 201, 20);</text:p>
      <text:p text:style-name="P1">INSERT INTO public.employees VALUES (203, 'Susan', 'Mavris', 'SMAVRIS', '515.123.7777', 'HR_REP', 6500.00, NULL, 101, 40);</text:p>
      <text:p text:style-name="P1">INSERT INTO public.employees VALUES (204, 'Hermann', 'Baer', 'HBAER', '515.123.8888', 'PR_REP', 10000.00, NULL, 101, 70);</text:p>
      <text:p text:style-name="P1">INSERT INTO public.employees VALUES (205, 'Shelley', 'Higgins', 'SHIGGINS', '515.123.8080', 'AC_MGR', 12000.00, NULL, 101, 110);</text:p>
      <text:p text:style-name="P1">INSERT INTO public.employees VALUES (206, 'William', 'Gietz', 'WGIETZ', '515.123.8181', 'AC_ACCOUNT', 8300.00, NULL, 205, 110);</text:p>
      <text:p text:style-name="P1"><text:soft-page-break/></text:p>
      <text:p text:style-name="P1"/>
      <text:p text:style-name="P1">--</text:p>
      <text:p text:style-name="P1">-- Data for Name: job_history; Type: TABLE DATA; Schema: public; Owner: hr</text:p>
      <text:p text:style-name="P1">--</text:p>
      <text:p text:style-name="P1"/>
      <text:p text:style-name="P1">INSERT INTO public.job_history VALUES (102, '1993-01-13 00:00:00', '1998-07-24 00:00:00', 'IT_PROG', 60);</text:p>
      <text:p text:style-name="P1">INSERT INTO public.job_history VALUES (101, '1989-09-21 00:00:00', '1993-10-27 00:00:00', 'AC_ACCOUNT', 110);</text:p>
      <text:p text:style-name="P1">INSERT INTO public.job_history VALUES (101, '1993-10-28 00:00:00', '1997-03-15 00:00:00', 'AC_MGR', 110);</text:p>
      <text:p text:style-name="P1">INSERT INTO public.job_history VALUES (201, '1996-02-17 00:00:00', '1999-12-19 00:00:00', 'MK_REP', 20);</text:p>
      <text:p text:style-name="P1">INSERT INTO public.job_history VALUES (114, '1998-03-24 00:00:00', '1999-12-31 00:00:00', 'ST_CLERK', 50);</text:p>
      <text:p text:style-name="P1">INSERT INTO public.job_history VALUES (122, '1999-01-01 00:00:00', '1999-12-31 00:00:00', 'ST_CLERK', 50);</text:p>
      <text:p text:style-name="P1">INSERT INTO public.job_history VALUES (200, '1987-09-17 00:00:00', '1993-06-17 00:00:00', 'AD_ASST', 90);</text:p>
      <text:p text:style-name="P1">INSERT INTO public.job_history VALUES (176, '1998-03-24 00:00:00', '1998-12-31 00:00:00', 'SA_REP', 80);</text:p>
      <text:p text:style-name="P1">INSERT INTO public.job_history VALUES (176, '1999-01-01 00:00:00', '1999-12-31 00:00:00', 'SA_MAN', 80);</text:p>
      <text:p text:style-name="P1">INSERT INTO public.job_history VALUES (200, '1994-07-01 00:00:00', '1998-12-31 00:00:00', 'AC_ACCOUNT', 90);</text:p>
      <text:p text:style-name="P1"/>
      <text:p text:style-name="P1"/>
      <text:p text:style-name="P1">--</text:p>
      <text:p text:style-name="P1">-- Data for Name: jobs; Type: TABLE DATA; Schema: public; Owner: hr</text:p>
      <text:p text:style-name="P1">--</text:p>
      <text:p text:style-name="P1"/>
      <text:p text:style-name="P1">INSERT INTO public.jobs VALUES ('AD_PRES', 'President', 20000, 40000);</text:p>
      <text:p text:style-name="P1">INSERT INTO public.jobs VALUES ('AD_VP', 'Administration Vice President', 15000, 30000);</text:p>
      <text:p text:style-name="P1">INSERT INTO public.jobs VALUES ('AD_ASST', 'Administration Assistant', 3000, 6000);</text:p>
      <text:p text:style-name="P1">INSERT INTO public.jobs VALUES ('FI_MGR', 'Finance Manager', 8200, 16000);</text:p>
      <text:p text:style-name="P1">INSERT INTO public.jobs VALUES ('FI_ACCOUNT', 'Accountant', 4200, 9000);</text:p>
      <text:p text:style-name="P1">INSERT INTO public.jobs VALUES ('AC_MGR', 'Accounting Manager', 8200, 16000);</text:p>
      <text:p text:style-name="P1">INSERT INTO public.jobs VALUES ('AC_ACCOUNT', 'Public Accountant', 4200, 9000);</text:p>
      <text:p text:style-name="P1">INSERT INTO public.jobs VALUES ('SA_MAN', 'Sales Manager', 10000, 20000);</text:p>
      <text:p text:style-name="P1">INSERT INTO public.jobs VALUES ('SA_REP', 'Sales Representative', 6000, 12000);</text:p>
      <text:p text:style-name="P1">INSERT INTO public.jobs VALUES ('PU_MAN', 'Purchasing Manager', 8000, 15000);</text:p>
      <text:p text:style-name="P1">INSERT INTO public.jobs VALUES ('PU_CLERK', 'Purchasing Clerk', 2500, 5500);</text:p>
      <text:p text:style-name="P1">INSERT INTO public.jobs VALUES ('ST_MAN', 'Stock Manager', 5500, 8500);</text:p>
      <text:p text:style-name="P1">INSERT INTO public.jobs VALUES ('ST_CLERK', 'Stock Clerk', 2000, 5000);</text:p>
      <text:p text:style-name="P1">INSERT INTO public.jobs VALUES ('SH_CLERK', 'Shipping Clerk', 2500, 5500);</text:p>
      <text:p text:style-name="P1">INSERT INTO public.jobs VALUES ('IT_PROG', 'Programmer', 4000, 10000);</text:p>
      <text:p text:style-name="P1">INSERT INTO public.jobs VALUES ('MK_MAN', 'Marketing Manager', 9000, 15000);</text:p>
      <text:p text:style-name="P1">INSERT INTO public.jobs VALUES ('MK_REP', 'Marketing Representative', 4000, 9000);</text:p>
      <text:p text:style-name="P1">INSERT INTO public.jobs VALUES ('HR_REP', 'Human Resources Representative', 4000, 9000);</text:p>
      <text:p text:style-name="P1">INSERT INTO public.jobs VALUES ('PR_REP', 'Public Relations Representative', 4500, 10500);</text:p>
      <text:p text:style-name="P1"/>
      <text:p text:style-name="P1"><text:soft-page-break/></text:p>
      <text:p text:style-name="P1">--</text:p>
      <text:p text:style-name="P1">-- Data for Name: locations; Type: TABLE DATA; Schema: public; Owner: hr</text:p>
      <text:p text:style-name="P1">--</text:p>
      <text:p text:style-name="P1"/>
      <text:p text:style-name="P1">INSERT INTO public.locations VALUES (1000, '1297 Via Cola di Rie', '00989', 'Roma', '', 'IT');</text:p>
      <text:p text:style-name="P1">INSERT INTO public.locations VALUES (1100, '93091 Calle della Testa', '10934', 'Venice', '', 'IT');</text:p>
      <text:p text:style-name="P1">INSERT INTO public.locations VALUES (1200, '2017 Shinjuku-ku', '1689', 'Tokyo', 'Tokyo Prefecture', 'JP');</text:p>
      <text:p text:style-name="P1">INSERT INTO public.locations VALUES (1300, '9450 Kamiya-cho', '6823', 'Hiroshima', '', 'JP');</text:p>
      <text:p text:style-name="P1">INSERT INTO public.locations VALUES (1400, '2014 Jabberwocky Rd', '26192', 'Southlake', 'Texas', 'US');</text:p>
      <text:p text:style-name="P1">INSERT INTO public.locations VALUES (1500, '2011 Interiors Blvd', '99236', 'South San Francisco', 'California', 'US');</text:p>
      <text:p text:style-name="P1">INSERT INTO public.locations VALUES (1600, '2007 Zagora St', '50090', 'South Brunswick', 'New Jersey', 'US');</text:p>
      <text:p text:style-name="P1">INSERT INTO public.locations VALUES (1700, '2004 Charade Rd', '98199', 'Seattle', 'Washington', 'US');</text:p>
      <text:p text:style-name="P1">INSERT INTO public.locations VALUES (1800, '147 Spadina Ave', 'M5V 2L7', 'Toronto', 'Ontario', 'CA');</text:p>
      <text:p text:style-name="P1">INSERT INTO public.locations VALUES (1900, '6092 Boxwood St', 'YSW 9T2', 'Whitehorse', 'Yukon', 'CA');</text:p>
      <text:p text:style-name="P1">INSERT INTO public.locations VALUES (2000, '40-5-12 Laogianggen', '190518', 'Beijing', '', 'CN');</text:p>
      <text:p text:style-name="P1">INSERT INTO public.locations VALUES (2100, '1298 Vileparle (E)', '490231', 'Bombay', 'Maharashtra', 'IN');</text:p>
      <text:p text:style-name="P1">INSERT INTO public.locations VALUES (2200, '12-98 Victoria Street', '2901', 'Sydney', 'New South Wales', 'AU');</text:p>
      <text:p text:style-name="P1">INSERT INTO public.locations VALUES (2300, '198 Clementi North', '540198', 'Singapore', '', 'SG');</text:p>
      <text:p text:style-name="P1">INSERT INTO public.locations VALUES (2400, '8204 Arthur St', '', 'London', '', 'UK');</text:p>
      <text:p text:style-name="P1">INSERT INTO public.locations VALUES (2500, 'Magdalen Centre, The Oxford Science Park', 'OX9 9ZB', 'Oxford', 'Oxford', 'UK');</text:p>
      <text:p text:style-name="P1">INSERT INTO public.locations VALUES (2600, '9702 Chester Road', '09629850293', 'Stretford', 'Manchester', 'UK');</text:p>
      <text:p text:style-name="P1">INSERT INTO public.locations VALUES (2700, 'Schwanthalerstr. 7031', '80925', 'Munich', 'Bavaria', 'DE');</text:p>
      <text:p text:style-name="P1">INSERT INTO public.locations VALUES (2800, 'Rua Frei Caneca 1360 ', '01307-002', 'Sao Paulo', 'Sao Paulo', 'BR');</text:p>
      <text:p text:style-name="P1">INSERT INTO public.locations VALUES (2900, '20 Rue des Corps-Saints', '1730', 'Geneva', 'Geneve', 'CH');</text:p>
      <text:p text:style-name="P1">INSERT INTO public.locations VALUES (3000, 'Murtenstrasse 921', '3095', 'Bern', 'BE', 'CH');</text:p>
      <text:p text:style-name="P1">INSERT INTO public.locations VALUES (3100, 'Pieter Breughelstraat 837', '3029SK', 'Utrecht', 'Utrecht', 'NL');</text:p>
      <text:p text:style-name="P1">INSERT INTO public.locations VALUES (3200, 'Mariano Escobedo 9991', '11932', 'Mexico City', 'Distrito Federal,', 'MX');</text:p>
      <text:p text:style-name="P1"/>
      <text:p text:style-name="P1"/>
      <text:p text:style-name="P1">--</text:p>
      <text:p text:style-name="P1">-- Data for Name: regions; Type: TABLE DATA; Schema: public; Owner: hr</text:p>
      <text:p text:style-name="P1">--</text:p>
      <text:p text:style-name="P1"/>
      <text:p text:style-name="P1"><text:soft-page-break/>INSERT INTO public.regions VALUES (1, 'Europe');</text:p>
      <text:p text:style-name="P1">INSERT INTO public.regions VALUES (2, 'Americas');</text:p>
      <text:p text:style-name="P1">INSERT INTO public.regions VALUES (3, 'Asia');</text:p>
      <text:p text:style-name="P1">INSERT INTO public.regions VALUES (4, 'Middle East and Africa');</text:p>
      <text:p text:style-name="P1"/>
      <text:p text:style-name="P1"/>
      <text:p text:style-name="P1">--</text:p>
      <text:p text:style-name="P1">-- Name: departments_department_id_seq; Type: SEQUENCE SET; Schema: public; Owner: hr</text:p>
      <text:p text:style-name="P1">--</text:p>
      <text:p text:style-name="P1"/>
      <text:p text:style-name="P1">SELECT pg_catalog.setval('public.departments_department_id_seq', 1, false);</text:p>
      <text:p text:style-name="P1"/>
      <text:p text:style-name="P1"/>
      <text:p text:style-name="P1">--</text:p>
      <text:p text:style-name="P1">-- Name: employees_employee_id_seq; Type: SEQUENCE SET; Schema: public; Owner: hr</text:p>
      <text:p text:style-name="P1">--</text:p>
      <text:p text:style-name="P1"/>
      <text:p text:style-name="P1">SELECT pg_catalog.setval('public.employees_employee_id_seq', 1, false);</text:p>
      <text:p text:style-name="P1"/>
      <text:p text:style-name="P1"/>
      <text:p text:style-name="P1">--</text:p>
      <text:p text:style-name="P1">-- Name: locations_location_id_seq; Type: SEQUENCE SET; Schema: public; Owner: hr</text:p>
      <text:p text:style-name="P1">--</text:p>
      <text:p text:style-name="P1"/>
      <text:p text:style-name="P1">SELECT pg_catalog.setval('public.locations_location_id_seq', 1, false);</text:p>
      <text:p text:style-name="P1"/>
      <text:p text:style-name="P1"/>
      <text:p text:style-name="P1">--</text:p>
      <text:p text:style-name="P1">-- Name: regions_region_id_seq; Type: SEQUENCE SET; Schema: public; Owner: hr</text:p>
      <text:p text:style-name="P1">--</text:p>
      <text:p text:style-name="P1"/>
      <text:p text:style-name="P1">SELECT pg_catalog.setval('public.regions_region_id_seq', 1, false);</text:p>
      <text:p text:style-name="P1"/>
      <text:p text:style-name="P1"/>
      <text:p text:style-name="P1">--</text:p>
      <text:p text:style-name="P1">-- Name: countries countries_pkey; Type: CONSTRAINT; Schema: public; Owner: hr</text:p>
      <text:p text:style-name="P1">--</text:p>
      <text:p text:style-name="P1"/>
      <text:p text:style-name="P1">ALTER TABLE ONLY public.countries</text:p>
      <text:p text:style-name="P1"><text:s text:c="4"/>ADD CONSTRAINT countries_pkey PRIMARY KEY (country_id);</text:p>
      <text:p text:style-name="P1"/>
      <text:p text:style-name="P1"/>
      <text:p text:style-name="P1">--</text:p>
      <text:p text:style-name="P1">-- Name: departments departments_pkey; Type: CONSTRAINT; Schema: public; Owner: hr</text:p>
      <text:p text:style-name="P1">--</text:p>
      <text:p text:style-name="P1"/>
      <text:p text:style-name="P1">ALTER TABLE ONLY public.departments</text:p>
      <text:p text:style-name="P1"><text:s text:c="4"/>ADD CONSTRAINT departments_pkey PRIMARY KEY (department_id);</text:p>
      <text:p text:style-name="P1"/>
      <text:p text:style-name="P1"/>
      <text:p text:style-name="P1">--</text:p>
      <text:p text:style-name="P1">-- Name: employees employees_email_key; Type: CONSTRAINT; Schema: public; Owner: hr</text:p>
      <text:p text:style-name="P1"><text:soft-page-break/>--</text:p>
      <text:p text:style-name="P1"/>
      <text:p text:style-name="P1">ALTER TABLE ONLY public.employees</text:p>
      <text:p text:style-name="P1"><text:s text:c="4"/>ADD CONSTRAINT employees_email_key UNIQUE (email);</text:p>
      <text:p text:style-name="P1"/>
      <text:p text:style-name="P1"/>
      <text:p text:style-name="P1">--</text:p>
      <text:p text:style-name="P1">-- Name: employees employees_pkey; Type: CONSTRAINT; Schema: public; Owner: hr</text:p>
      <text:p text:style-name="P1">--</text:p>
      <text:p text:style-name="P1"/>
      <text:p text:style-name="P1">ALTER TABLE ONLY public.employees</text:p>
      <text:p text:style-name="P1"><text:s text:c="4"/>ADD CONSTRAINT employees_pkey PRIMARY KEY (employee_id);</text:p>
      <text:p text:style-name="P1"/>
      <text:p text:style-name="P1"/>
      <text:p text:style-name="P1">--</text:p>
      <text:p text:style-name="P1">-- Name: jobs jobs_pkey; Type: CONSTRAINT; Schema: public; Owner: hr</text:p>
      <text:p text:style-name="P1">--</text:p>
      <text:p text:style-name="P1"/>
      <text:p text:style-name="P1">ALTER TABLE ONLY public.jobs</text:p>
      <text:p text:style-name="P1"><text:s text:c="4"/>ADD CONSTRAINT jobs_pkey PRIMARY KEY (job_id);</text:p>
      <text:p text:style-name="P1"/>
      <text:p text:style-name="P1"/>
      <text:p text:style-name="P1">--</text:p>
      <text:p text:style-name="P1">-- Name: locations locations_pkey; Type: CONSTRAINT; Schema: public; Owner: hr</text:p>
      <text:p text:style-name="P1">--</text:p>
      <text:p text:style-name="P1"/>
      <text:p text:style-name="P1">ALTER TABLE ONLY public.locations</text:p>
      <text:p text:style-name="P1"><text:s text:c="4"/>ADD CONSTRAINT locations_pkey PRIMARY KEY (location_id);</text:p>
      <text:p text:style-name="P1"/>
      <text:p text:style-name="P1"/>
      <text:p text:style-name="P1">--</text:p>
      <text:p text:style-name="P1">-- Name: regions regions_pkey; Type: CONSTRAINT; Schema: public; Owner: hr</text:p>
      <text:p text:style-name="P1">--</text:p>
      <text:p text:style-name="P1"/>
      <text:p text:style-name="P1">ALTER TABLE ONLY public.regions</text:p>
      <text:p text:style-name="P1"><text:s text:c="4"/>ADD CONSTRAINT regions_pkey PRIMARY KEY (region_id);</text:p>
      <text:p text:style-name="P1"/>
      <text:p text:style-name="P1"/>
      <text:p text:style-name="P1">--</text:p>
      <text:p text:style-name="P1">-- Name: countries fk_contries_region_id; Type: FK CONSTRAINT; Schema: public; Owner: hr</text:p>
      <text:p text:style-name="P1">--</text:p>
      <text:p text:style-name="P1"/>
      <text:p text:style-name="P1">ALTER TABLE ONLY public.countries</text:p>
      <text:p text:style-name="P1"><text:s text:c="4"/>ADD CONSTRAINT fk_contries_region_id FOREIGN KEY (region_id) REFERENCES public.regions(region_id) ON UPDATE CASCADE ON DELETE CASCADE;</text:p>
      <text:p text:style-name="P1"/>
      <text:p text:style-name="P1"/>
      <text:p text:style-name="P1">--</text:p>
      <text:p text:style-name="P1">-- Name: departments fk_departments_location_id; Type: FK CONSTRAINT; Schema: public; Owner: hr</text:p>
      <text:p text:style-name="P1">--</text:p>
      <text:p text:style-name="P1"/>
      <text:p text:style-name="P1"><text:soft-page-break/>ALTER TABLE ONLY public.departments</text:p>
      <text:p text:style-name="P1"><text:s text:c="4"/>ADD CONSTRAINT fk_departments_location_id FOREIGN KEY (location_id) REFERENCES public.locations(location_id) ON UPDATE CASCADE ON DELETE CASCADE;</text:p>
      <text:p text:style-name="P1"/>
      <text:p text:style-name="P1"/>
      <text:p text:style-name="P1">--</text:p>
      <text:p text:style-name="P1">-- Name: departments fk_departments_manager_id; Type: FK CONSTRAINT; Schema: public; Owner: hr</text:p>
      <text:p text:style-name="P1">--</text:p>
      <text:p text:style-name="P1"/>
      <text:p text:style-name="P1">ALTER TABLE ONLY public.departments</text:p>
      <text:p text:style-name="P1"><text:s text:c="4"/>ADD CONSTRAINT fk_departments_manager_id FOREIGN KEY (manager_id) REFERENCES public.employees(employee_id) ON UPDATE CASCADE ON DELETE CASCADE;</text:p>
      <text:p text:style-name="P1"/>
      <text:p text:style-name="P1"/>
      <text:p text:style-name="P1">--</text:p>
      <text:p text:style-name="P1">-- Name: employees fk_employees_department_id; Type: FK CONSTRAINT; Schema: public; Owner: hr</text:p>
      <text:p text:style-name="P1">--</text:p>
      <text:p text:style-name="P1"/>
      <text:p text:style-name="P1">ALTER TABLE ONLY public.employees</text:p>
      <text:p text:style-name="P1"><text:s text:c="4"/>ADD CONSTRAINT fk_employees_department_id FOREIGN KEY (department_id) REFERENCES public.departments(department_id) ON UPDATE CASCADE ON DELETE CASCADE;</text:p>
      <text:p text:style-name="P1"/>
      <text:p text:style-name="P1"/>
      <text:p text:style-name="P1">--</text:p>
      <text:p text:style-name="P1">-- Name: employees fk_employees_job_id; Type: FK CONSTRAINT; Schema: public; Owner: hr</text:p>
      <text:p text:style-name="P1">--</text:p>
      <text:p text:style-name="P1"/>
      <text:p text:style-name="P1">ALTER TABLE ONLY public.employees</text:p>
      <text:p text:style-name="P1"><text:s text:c="4"/>ADD CONSTRAINT fk_employees_job_id FOREIGN KEY (job_id) REFERENCES public.jobs(job_id) ON UPDATE CASCADE ON DELETE CASCADE;</text:p>
      <text:p text:style-name="P1"/>
      <text:p text:style-name="P1"/>
      <text:p text:style-name="P1">--</text:p>
      <text:p text:style-name="P1">-- Name: employees fk_employees_manager_id; Type: FK CONSTRAINT; Schema: public; Owner: hr</text:p>
      <text:p text:style-name="P1">--</text:p>
      <text:p text:style-name="P1"/>
      <text:p text:style-name="P1">ALTER TABLE ONLY public.employees</text:p>
      <text:p text:style-name="P1"><text:s text:c="4"/>ADD CONSTRAINT fk_employees_manager_id FOREIGN KEY (manager_id) REFERENCES public.employees(employee_id) ON UPDATE CASCADE ON DELETE CASCADE;</text:p>
      <text:p text:style-name="P1"/>
      <text:p text:style-name="P1"/>
      <text:p text:style-name="P1">--</text:p>
      <text:p text:style-name="P1">-- Name: job_history fk_job_history_department_id; Type: FK CONSTRAINT; Schema: public; Owner: hr</text:p>
      <text:p text:style-name="P1">--</text:p>
      <text:p text:style-name="P1"/>
      <text:p text:style-name="P1">ALTER TABLE ONLY public.job_history</text:p>
      <text:p text:style-name="P1"><text:soft-page-break/><text:s text:c="4"/>ADD CONSTRAINT fk_job_history_department_id FOREIGN KEY (department_id) REFERENCES public.departments(department_id) ON UPDATE CASCADE ON DELETE CASCADE;</text:p>
      <text:p text:style-name="P1"/>
      <text:p text:style-name="P1"/>
      <text:p text:style-name="P1">--</text:p>
      <text:p text:style-name="P1">-- Name: job_history fk_job_history_job_id; Type: FK CONSTRAINT; Schema: public; Owner: hr</text:p>
      <text:p text:style-name="P1">--</text:p>
      <text:p text:style-name="P1"/>
      <text:p text:style-name="P1">ALTER TABLE ONLY public.job_history</text:p>
      <text:p text:style-name="P1"><text:s text:c="4"/>ADD CONSTRAINT fk_job_history_job_id FOREIGN KEY (job_id) REFERENCES public.jobs(job_id) ON UPDATE CASCADE ON DELETE CASCADE;</text:p>
      <text:p text:style-name="P1"/>
      <text:p text:style-name="P1"/>
      <text:p text:style-name="P1">--</text:p>
      <text:p text:style-name="P1">-- Name: locations fk_locations_contry_id; Type: FK CONSTRAINT; Schema: public; Owner: hr</text:p>
      <text:p text:style-name="P1">--</text:p>
      <text:p text:style-name="P1"/>
      <text:p text:style-name="P1">ALTER TABLE ONLY public.locations</text:p>
      <text:p text:style-name="P1"><text:s text:c="4"/>ADD CONSTRAINT fk_locations_contry_id FOREIGN KEY (country_id) REFERENCES public.countries(country_id) ON UPDATE CASCADE ON DELETE CASCADE;</text:p>
      <text:p text:style-name="P1"/>
      <text:p text:style-name="P1"/>
      <text:p text:style-name="P1">--</text:p>
      <text:p text:style-name="P1">-- PostgreSQL database dump complete</text:p>
      <text:p text:style-name="P1">--</text:p>
      <text:p text:style-name="P1"/>
      <text:p text:style-name="P1">root@donie-ThinkPad-T430:~# createdb -U hr -W hr_temp -h localhost</text:p>
      <text:p text:style-name="P1">Password: </text:p>
      <text:p text:style-name="P1">root@donie-ThinkPad-T430:~# psql -h localhost -U hr -d hr_temp -W -f backup/hr-22-06-13.sql</text:p>
      <text:p text:style-name="P1">Password: </text:p>
      <text:p text:style-name="P1">SET</text:p>
      <text:p text:style-name="P1">SET</text:p>
      <text:p text:style-name="P1">SET</text:p>
      <text:p text:style-name="P1">SET</text:p>
      <text:p text:style-name="P1">SET</text:p>
      <text:p text:style-name="P1"><text:s/>set_config </text:p>
      <text:p text:style-name="P1">------------</text:p>
      <text:p text:style-name="P1"><text:s/></text:p>
      <text:p text:style-name="P1">(1 row)</text:p>
      <text:p text:style-name="P1"/>
      <text:p text:style-name="P1">SET</text:p>
      <text:p text:style-name="P1">SET</text:p>
      <text:p text:style-name="P1">SET</text:p>
      <text:p text:style-name="P1">SET</text:p>
      <text:p text:style-name="P1">SET</text:p>
      <text:p text:style-name="P1">CREATE TABLE</text:p>
      <text:p text:style-name="P1">ALTER TABLE</text:p>
      <text:p text:style-name="P1">CREATE TABLE</text:p>
      <text:p text:style-name="P1">ALTER TABLE</text:p>
      <text:p text:style-name="P1">CREATE SEQUENCE</text:p>
      <text:p text:style-name="P1">ALTER TABLE</text:p>
      <text:p text:style-name="P1"><text:soft-page-break/>ALTER SEQUENCE</text:p>
      <text:p text:style-name="P1">CREATE TABLE</text:p>
      <text:p text:style-name="P1">ALTER TABLE</text:p>
      <text:p text:style-name="P1">CREATE SEQUENCE</text:p>
      <text:p text:style-name="P1">ALTER TABLE</text:p>
      <text:p text:style-name="P1">ALTER SEQUENCE</text:p>
      <text:p text:style-name="P1">CREATE TABLE</text:p>
      <text:p text:style-name="P1">ALTER TABLE</text:p>
      <text:p text:style-name="P1">CREATE TABLE</text:p>
      <text:p text:style-name="P1">ALTER TABLE</text:p>
      <text:p text:style-name="P1">CREATE TABLE</text:p>
      <text:p text:style-name="P1">ALTER TABLE</text:p>
      <text:p text:style-name="P1">CREATE SEQUENCE</text:p>
      <text:p text:style-name="P1">ALTER TABLE</text:p>
      <text:p text:style-name="P1">ALTER SEQUENCE</text:p>
      <text:p text:style-name="P1">CREATE TABLE</text:p>
      <text:p text:style-name="P1">ALTER TABLE</text:p>
      <text:p text:style-name="P1">CREATE SEQUENCE</text:p>
      <text:p text:style-name="P1">ALTER TABLE</text:p>
      <text:p text:style-name="P1">ALTER SEQUENCE</text:p>
      <text:p text:style-name="P1">ALTER TABLE</text:p>
      <text:p text:style-name="P1">ALTER TABLE</text:p>
      <text:p text:style-name="P1">ALTER TABLE</text:p>
      <text:p text:style-name="P1">ALTER TABLE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<text:soft-page-break/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<text:soft-page-break/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<text:soft-page-break/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<text:soft-page-break/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INSERT 0 1</text:p>
      <text:p text:style-name="P1"><text:s/>setval </text:p>
      <text:p text:style-name="P1">--------</text:p>
      <text:p text:style-name="P1"><text:s text:c="6"/>1</text:p>
      <text:p text:style-name="P1">(1 row)</text:p>
      <text:p text:style-name="P1"/>
      <text:p text:style-name="P1"><text:s/>setval </text:p>
      <text:p text:style-name="P1">--------</text:p>
      <text:p text:style-name="P1"><text:s text:c="6"/>1</text:p>
      <text:p text:style-name="P1">(1 row)</text:p>
      <text:p text:style-name="P1"/>
      <text:p text:style-name="P1"><text:s/>setval </text:p>
      <text:p text:style-name="P1">--------</text:p>
      <text:p text:style-name="P1"><text:s text:c="6"/>1</text:p>
      <text:p text:style-name="P1">(1 row)</text:p>
      <text:p text:style-name="P1"/>
      <text:p text:style-name="P1"><text:s/>setval </text:p>
      <text:p text:style-name="P1">--------</text:p>
      <text:p text:style-name="P1"><text:s text:c="6"/>1</text:p>
      <text:p text:style-name="P1">(1 row)</text:p>
      <text:p text:style-name="P1"/>
      <text:p text:style-name="P1"><text:soft-page-break/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ALTER TABLE</text:p>
      <text:p text:style-name="P1">root@donie-ThinkPad-T430:~# psql -h localhost -U hr -d hr_temp</text:p>
      <text:p text:style-name="P1">Password for user hr: </text:p>
      <text:p text:style-name="P1">psql (12.11 (Ubuntu 12.11-0ubuntu0.20.04.1), server 11.15 (Ubuntu 11.15-2.pgdg20.04+1))</text:p>
      <text:p text:style-name="P1">Type "help" for help.</text:p>
      <text:p text:style-name="P1"/>
      <text:p text:style-name="P1">hr_temp=# \d</text:p>
      <text:p text:style-name="P1"><text:s text:c="21"/>List of relations</text:p>
      <text:p text:style-name="P1"><text:s/>Schema | <text:s text:c="12"/>Name <text:s text:c="13"/>| <text:s text:c="2"/>Type <text:s text:c="2"/>| Owner </text:p>
      <text:p text:style-name="P1">--------+-------------------------------+----------+-------</text:p>
      <text:p text:style-name="P1"><text:s/>public | countries <text:s text:c="20"/>| table <text:s text:c="3"/>| hr</text:p>
      <text:p text:style-name="P1"><text:s/>public | departments <text:s text:c="18"/>| table <text:s text:c="3"/>| hr</text:p>
      <text:p text:style-name="P1"><text:s/>public | departments_department_id_seq | sequence | hr</text:p>
      <text:p text:style-name="P1"><text:s/>public | employees <text:s text:c="20"/>| table <text:s text:c="3"/>| hr</text:p>
      <text:p text:style-name="P1"><text:s/>public | employees_employee_id_seq <text:s text:c="4"/>| sequence | hr</text:p>
      <text:p text:style-name="P1"><text:s/>public | job_history <text:s text:c="18"/>| table <text:s text:c="3"/>| hr</text:p>
      <text:p text:style-name="P1"><text:s/>public | jobs <text:s text:c="25"/>| table <text:s text:c="3"/>| hr</text:p>
      <text:p text:style-name="P1"><text:s/>public | locations <text:s text:c="20"/>| table <text:s text:c="3"/>| hr</text:p>
      <text:p text:style-name="P1"><text:s/>public | locations_location_id_seq <text:s text:c="4"/>| sequence | hr</text:p>
      <text:p text:style-name="P1"><text:s/>public | regions <text:s text:c="22"/>| table <text:s text:c="3"/>| hr</text:p>
      <text:p text:style-name="P1"><text:s/>public | regions_region_id_seq <text:s text:c="8"/>| sequence | hr</text:p>
      <text:p text:style-name="P1">(11 rows)</text:p>
      <text:p text:style-name="P1"/>
      <text:p text:style-name="P1">hr_temp=# select count(*) from employees;</text:p>
      <text:p text:style-name="P1"><text:s/>count </text:p>
      <text:p text:style-name="P1">-------</text:p>
      <text:p text:style-name="P1"><text:s text:c="3"/>107</text:p>
      <text:p text:style-name="P1">(1 row)</text:p>
      <text:p text:style-name="P1"/>
      <text:p text:style-name="P1">hr_temp=#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05:04:38.448311880</meta:creation-date>
    <dc:date>2022-06-13T06:10:50.921566346</dc:date>
    <meta:editing-duration>PT15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6" meta:paragraph-count="997" meta:word-count="5514" meta:character-count="42160" meta:non-whitespace-character-count="36280"/>
  </office:meta>
</office:document-meta>
</file>